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FD000000FDE400028F.svm" manifest:media-type=""/>
  <manifest:file-entry manifest:full-path="Object 1/Pictures/2000000A000000FD000000FDD4B68D62.svm" manifest:media-type=""/>
  <manifest:file-entry manifest:full-path="Object 1/Pictures/2000000A000000FD000000FDA695A4B6.svm" manifest:media-type=""/>
  <manifest:file-entry manifest:full-path="Object 1/Pictures/2000000A000000FD000000FDF1F7E11A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Pictures/2000000A000000FD000000FDCB70429D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2787in" svg:height="8.5504in" svg:x="0in" svg:y="18.5283in">
            <draw:object draw:notify-on-update-of-ranges="Sheet1.B6:Sheet1.B43 Sheet1.J6:Sheet1.J43 Sheet1.S7:Sheet1.S39 Sheet1.K7:Sheet1.K39 Sheet1.O8:Sheet1.O38 Sheet1.K8:Sheet1.K38 Sheet1.B6:Sheet1.B43 Sheet1.AB2:Sheet1.AB2 Sheet1.F6:Sheet1.F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2787in" svg:height="8.5504in" svg:x="0in" svg:y="27.598in">
            <draw:object draw:notify-on-update-of-ranges="Sheet1.Y5:Sheet1.Y35 Sheet1.AA5:Sheet1.AA35 Sheet1.T10:Sheet1.T38 Sheet1.V10:Sheet1.V38 Sheet1.T10:Sheet1.T38 Sheet1.X10:Sheet1.X38 Sheet1.B49:Sheet1.B78 Sheet1.D49:Sheet1.D7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8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office:value-type="string" calcext:value-type="string">
            <text:p>Gratin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table:formula="of:=(314+5/6-[.A3])" office:value-type="float" office:value="69.8333333333333" calcext:value-type="float">
            <text:p>69.8333333333</text:p>
          </table:table-cell>
          <table:table-cell table:style-name="ce4" table:number-columns-repeated="7"/>
          <table:table-cell table:style-name="ce7"/>
          <table:table-cell table:style-name="ce1" table:formula="of:=315-[.A3]" office:value-type="float" office:value="70" calcext:value-type="float">
            <text:p>70</text:p>
          </table:table-cell>
          <table:table-cell table:style-name="ce4" table:number-columns-repeated="7"/>
          <table:table-cell table:style-name="ce7"/>
          <table:table-cell table:style-name="ce1"/>
          <table:table-cell table:style-name="ce4" table:number-columns-repeated="3"/>
          <table:table-cell table:style-name="ce7"/>
          <table:table-cell table:style-name="ce1" table:formula="of:=315-[.A3]" office:value-type="float" office:value="70" calcext:value-type="float">
            <text:p>70</text:p>
          </table:table-cell>
          <table:table-cell table:style-name="ce4"/>
          <table:table-cell table:style-name="ce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314+5/6-[.A4])" office:value-type="float" office:value="68.8333333333333" calcext:value-type="float">
            <text:p>68.8333333333</text:p>
          </table:table-cell>
          <table:table-cell table:number-columns-repeated="8"/>
          <table:table-cell table:formula="of:=315-[.A4]" office:value-type="float" office:value="69" calcext:value-type="float">
            <text:p>69</text:p>
          </table:table-cell>
          <table:table-cell table:number-columns-repeated="13"/>
          <table:table-cell table:formula="of:=315-[.A4]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314+5/6-[.A5])" office:value-type="float" office:value="67.8333333333333" calcext:value-type="float">
            <text:p>67.8333333333</text:p>
          </table:table-cell>
          <table:table-cell table:number-columns-repeated="8"/>
          <table:table-cell table:formula="of:=315-[.A5]" office:value-type="float" office:value="68" calcext:value-type="float">
            <text:p>68</text:p>
          </table:table-cell>
          <table:table-cell table:number-columns-repeated="13"/>
          <table:table-cell table:formula="of:=315-[.A5]"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formula="of:=[.Z5]*10^(0.6)" office:value-type="float" office:value="1449.11010081473" calcext:value-type="float">
            <text:p>1449.11010081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314+5/6-[.A6])" office:value-type="float" office:value="66.8333333333333" calcext:value-type="float">
            <text:p>66.8333333333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formula="of:=315-[.A6]" office:value-type="float" office:value="67" calcext:value-type="float">
            <text:p>67</text:p>
          </table:table-cell>
          <table:table-cell table:number-columns-repeated="13"/>
          <table:table-cell table:formula="of:=315-[.A6]" office:value-type="float" office:value="67" calcext:value-type="float">
            <text:p>67</text:p>
          </table:table-cell>
          <table:table-cell office:value-type="float" office:value="376" calcext:value-type="float">
            <text:p>376</text:p>
          </table:table-cell>
          <table:table-cell table:formula="of:=[.Z6]*10^(0.6)" office:value-type="float" office:value="1496.88296128115" calcext:value-type="float">
            <text:p>1496.88296128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314+5/6-[.A7])" office:value-type="float" office:value="65.8333333333333" calcext:value-type="float">
            <text:p>65.8333333333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formula="of:=315-[.A7]" office:value-type="float" office:value="66" calcext:value-type="float">
            <text:p>66</text:p>
          </table:table-cell>
          <table:table-cell table:number-columns-repeated="4"/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number-columns-repeated="5"/>
          <table:table-cell table:formula="of:=315-[.A7]" office:value-type="float" office:value="66" calcext:value-type="float">
            <text:p>66</text:p>
          </table:table-cell>
          <table:table-cell office:value-type="float" office:value="412" calcext:value-type="float">
            <text:p>412</text:p>
          </table:table-cell>
          <table:table-cell table:formula="of:=[.Z7]*10^(0.6)" office:value-type="float" office:value="1640.20154268041" calcext:value-type="float">
            <text:p>1640.20154268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314+5/6-[.A8])" office:value-type="float" office:value="64.8333333333333" calcext:value-type="float">
            <text:p>64.8333333333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table:formula="of:=315-[.A8]" office:value-type="float" office:value="65" calcext:value-type="float">
            <text:p>65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1540" calcext:value-type="float">
            <text:p>1540</text:p>
          </table:table-cell>
          <table:table-cell table:number-columns-repeated="5"/>
          <table:table-cell table:formula="of:=315-[.A8]" office:value-type="float" office:value="65" calcext:value-type="float">
            <text:p>65</text:p>
          </table:table-cell>
          <table:table-cell office:value-type="float" office:value="412" calcext:value-type="float">
            <text:p>412</text:p>
          </table:table-cell>
          <table:table-cell table:formula="of:=[.Z8]*10^(0.6)" office:value-type="float" office:value="1640.20154268041" calcext:value-type="float">
            <text:p>1640.20154268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314+5/6-[.A9])" office:value-type="float" office:value="63.8333333333333" calcext:value-type="float">
            <text:p>63.8333333333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table:formula="of:=315-[.A9]" office:value-type="float" office:value="64" calcext:value-type="float">
            <text:p>64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table:number-columns-repeated="5"/>
          <table:table-cell table:formula="of:=315-[.A9]" office:value-type="float" office:value="64" calcext:value-type="float">
            <text:p>64</text:p>
          </table:table-cell>
          <table:table-cell office:value-type="float" office:value="580" calcext:value-type="float">
            <text:p>580</text:p>
          </table:table-cell>
          <table:table-cell table:formula="of:=[.Z9]*10^(0.6)" office:value-type="float" office:value="2309.02158921028" calcext:value-type="float">
            <text:p>2309.021589210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314+5/6-[.A10])" office:value-type="float" office:value="62.8333333333333" calcext:value-type="float">
            <text:p>62.8333333333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table:formula="of:=315-[.A10]" office:value-type="float" office:value="63" calcext:value-type="float">
            <text:p>63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formula="of:=315-[.A10]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[.U10]*8" office:value-type="float" office:value="504" calcext:value-type="float">
            <text:p>504</text:p>
          </table:table-cell>
          <table:table-cell office:value-type="float" office:value="61" calcext:value-type="float">
            <text:p>61</text:p>
          </table:table-cell>
          <table:table-cell table:formula="of:=[.W10]*8" office:value-type="float" office:value="488" calcext:value-type="float">
            <text:p>488</text:p>
          </table:table-cell>
          <table:table-cell table:formula="of:=315-[.A10]" office:value-type="float" office:value="63" calcext:value-type="float">
            <text:p>63</text:p>
          </table:table-cell>
          <table:table-cell office:value-type="float" office:value="568" calcext:value-type="float">
            <text:p>568</text:p>
          </table:table-cell>
          <table:table-cell table:formula="of:=[.Z10]*10^(0.6)" office:value-type="float" office:value="2261.24872874386" calcext:value-type="float">
            <text:p>2261.24872874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314+5/6-[.A11])" office:value-type="float" office:value="61.8333333333333" calcext:value-type="float">
            <text:p>61.8333333333</text:p>
          </table:table-cell>
          <table:table-cell office:value-type="float" office:value="1170" calcext:value-type="float">
            <text:p>1170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table:formula="of:=315-[.A11]" office:value-type="float" office:value="62" calcext:value-type="float">
            <text:p>62</text:p>
          </table:table-cell>
          <table:table-cell office:value-type="float" office:value="2660" calcext:value-type="float">
            <text:p>2660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office:value-type="float" office:value="2440" calcext:value-type="float">
            <text:p>2440</text:p>
          </table:table-cell>
          <table:table-cell table:formula="of:=315-[.A11]"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table:formula="of:=[.U11]*8" office:value-type="float" office:value="696" calcext:value-type="float">
            <text:p>696</text:p>
          </table:table-cell>
          <table:table-cell office:value-type="float" office:value="74" calcext:value-type="float">
            <text:p>74</text:p>
          </table:table-cell>
          <table:table-cell table:formula="of:=[.W11]*8" office:value-type="float" office:value="592" calcext:value-type="float">
            <text:p>592</text:p>
          </table:table-cell>
          <table:table-cell table:formula="of:=315-[.A11]" office:value-type="float" office:value="62" calcext:value-type="float">
            <text:p>62</text:p>
          </table:table-cell>
          <table:table-cell office:value-type="float" office:value="640" calcext:value-type="float">
            <text:p>640</text:p>
          </table:table-cell>
          <table:table-cell table:formula="of:=[.Z11]*10^(0.6)" office:value-type="float" office:value="2547.88589154238" calcext:value-type="float">
            <text:p>2547.88589154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314+5/6-[.A12])" office:value-type="float" office:value="60.8333333333333" calcext:value-type="float">
            <text:p>60.8333333333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float" office:value="1260" calcext:value-type="float">
            <text:p>1260</text:p>
          </table:table-cell>
          <table:table-cell table:formula="of:=315-[.A12]" office:value-type="float" office:value="61" calcext:value-type="float">
            <text:p>61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2660" calcext:value-type="float">
            <text:p>2660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 table:formula="of:=315-[.A12]"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table:formula="of:=[.U12]*8" office:value-type="float" office:value="824" calcext:value-type="float">
            <text:p>824</text:p>
          </table:table-cell>
          <table:table-cell office:value-type="float" office:value="88" calcext:value-type="float">
            <text:p>88</text:p>
          </table:table-cell>
          <table:table-cell table:formula="of:=[.W12]*8" office:value-type="float" office:value="704" calcext:value-type="float">
            <text:p>704</text:p>
          </table:table-cell>
          <table:table-cell table:formula="of:=315-[.A12]" office:value-type="float" office:value="61" calcext:value-type="float">
            <text:p>61</text:p>
          </table:table-cell>
          <table:table-cell office:value-type="float" office:value="804" calcext:value-type="float">
            <text:p>804</text:p>
          </table:table-cell>
          <table:table-cell table:formula="of:=[.Z12]*10^(0.6)" office:value-type="float" office:value="3200.78165125012" calcext:value-type="float">
            <text:p>3200.78165125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314+5/6-[.A13])" office:value-type="float" office:value="59.8333333333333" calcext:value-type="float">
            <text:p>59.8333333333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table:formula="of:=315-[.A13]" office:value-type="float" office:value="60" calcext:value-type="float">
            <text:p>60</text:p>
          </table:table-cell>
          <table:table-cell office:value-type="float" office:value="2680" calcext:value-type="float">
            <text:p>2680</text:p>
          </table:table-cell>
          <table:table-cell office:value-type="float" office:value="348" calcext:value-type="float">
            <text:p>348</text:p>
          </table:table-cell>
          <table:table-cell table:formula="of:=[.L13]/[.M13]" office:value-type="float" office:value="7.70114942528736" calcext:value-type="float">
            <text:p>7.7011494253</text:p>
          </table:table-cell>
          <table:table-cell table:formula="of:=AVERAGE([.L13];[.M13]*8.186873153)" office:value-type="float" office:value="2764.515928622" calcext:value-type="float">
            <text:p>2764.515928622</text:p>
          </table:table-cell>
          <table:table-cell office:value-type="float" office:value="2860" calcext:value-type="float">
            <text:p>2860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table:formula="of:=315-[.A13]" office:value-type="float" office:value="60" calcext:value-type="float">
            <text:p>60</text:p>
          </table:table-cell>
          <table:table-cell office:value-type="float" office:value="1.4" calcext:value-type="float">
            <text:p>1.4</text:p>
          </table:table-cell>
          <table:table-cell table:formula="of:=[.U13]*8" office:value-type="float" office:value="11.2" calcext:value-type="float">
            <text:p>11.2</text:p>
          </table:table-cell>
          <table:table-cell office:value-type="float" office:value="112" calcext:value-type="float">
            <text:p>112</text:p>
          </table:table-cell>
          <table:table-cell table:formula="of:=[.W13]*8" office:value-type="float" office:value="896" calcext:value-type="float">
            <text:p>896</text:p>
          </table:table-cell>
          <table:table-cell table:formula="of:=315-[.A13]" office:value-type="float" office:value="60" calcext:value-type="float">
            <text:p>60</text:p>
          </table:table-cell>
          <table:table-cell office:value-type="float" office:value="828" calcext:value-type="float">
            <text:p>828</text:p>
          </table:table-cell>
          <table:table-cell table:formula="of:=[.Z13]*10^(0.6)" office:value-type="float" office:value="3296.32737218296" calcext:value-type="float">
            <text:p>3296.327372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314+5/6-[.A14])" office:value-type="float" office:value="58.8333333333333" calcext:value-type="float">
            <text:p>58.8333333333</text:p>
          </table:table-cell>
          <table:table-cell office:value-type="float" office:value="1420" calcext:value-type="float">
            <text:p>1420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table:formula="of:=315-[.A14]" office:value-type="float" office:value="59" calcext:value-type="float">
            <text:p>59</text:p>
          </table:table-cell>
          <table:table-cell office:value-type="float" office:value="3040" calcext:value-type="float">
            <text:p>3040</text:p>
          </table:table-cell>
          <table:table-cell office:value-type="float" office:value="380" calcext:value-type="float">
            <text:p>380</text:p>
          </table:table-cell>
          <table:table-cell table:formula="of:=[.L14]/[.M14]" office:value-type="float" office:value="8" calcext:value-type="float">
            <text:p>8</text:p>
          </table:table-cell>
          <table:table-cell table:formula="of:=AVERAGE([.L14];[.M14]*8.186873153)" office:value-type="float" office:value="3075.50589907" calcext:value-type="float">
            <text:p>3075.50589907</text:p>
          </table:table-cell>
          <table:table-cell office:value-type="float" office:value="3340" calcext:value-type="float">
            <text:p>3340</text:p>
          </table:table-cell>
          <table:table-cell table:number-columns-repeated="2"/>
          <table:table-cell office:value-type="float" office:value="3340" calcext:value-type="float">
            <text:p>3340</text:p>
          </table:table-cell>
          <table:table-cell table:formula="of:=315-[.A14]"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table:formula="of:=[.U14]*8"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  <table:table-cell table:formula="of:=[.W14]*8" office:value-type="float" office:value="960" calcext:value-type="float">
            <text:p>960</text:p>
          </table:table-cell>
          <table:table-cell table:formula="of:=315-[.A14]" office:value-type="float" office:value="59" calcext:value-type="float">
            <text:p>59</text:p>
          </table:table-cell>
          <table:table-cell office:value-type="float" office:value="864" calcext:value-type="float">
            <text:p>864</text:p>
          </table:table-cell>
          <table:table-cell table:formula="of:=[.Z14]*10^(0.6)" office:value-type="float" office:value="3439.64595358222" calcext:value-type="float">
            <text:p>3439.64595358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314+5/6-[.A15])" office:value-type="float" office:value="57.8333333333333" calcext:value-type="float">
            <text:p>57.8333333333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formula="of:=315-[.A15]" office:value-type="float" office:value="58" calcext:value-type="float">
            <text:p>58</text:p>
          </table:table-cell>
          <table:table-cell office:value-type="float" office:value="3480" calcext:value-type="float">
            <text:p>3480</text:p>
          </table:table-cell>
          <table:table-cell office:value-type="float" office:value="408" calcext:value-type="float">
            <text:p>408</text:p>
          </table:table-cell>
          <table:table-cell table:formula="of:=[.L15]/[.M15]" office:value-type="float" office:value="8.52941176470588" calcext:value-type="float">
            <text:p>8.5294117647</text:p>
          </table:table-cell>
          <table:table-cell table:formula="of:=AVERAGE([.L15];[.M15]*8.186873153)" office:value-type="float" office:value="3410.122123212" calcext:value-type="float">
            <text:p>3410.122123212</text:p>
          </table:table-cell>
          <table:table-cell office:value-type="float" office:value="3640" calcext:value-type="float">
            <text:p>3640</text:p>
          </table:table-cell>
          <table:table-cell table:number-columns-repeated="2"/>
          <table:table-cell office:value-type="float" office:value="3640" calcext:value-type="float">
            <text:p>3640</text:p>
          </table:table-cell>
          <table:table-cell table:formula="of:=315-[.A15]"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table:formula="of:=[.U15]*8" office:value-type="float" office:value="1120" calcext:value-type="float">
            <text:p>1120</text:p>
          </table:table-cell>
          <table:table-cell office:value-type="float" office:value="148" calcext:value-type="float">
            <text:p>148</text:p>
          </table:table-cell>
          <table:table-cell table:formula="of:=[.W15]*8" office:value-type="float" office:value="1184" calcext:value-type="float">
            <text:p>1184</text:p>
          </table:table-cell>
          <table:table-cell table:formula="of:=315-[.A15]" office:value-type="float" office:value="58" calcext:value-type="float">
            <text:p>58</text:p>
          </table:table-cell>
          <table:table-cell office:value-type="float" office:value="1110" calcext:value-type="float">
            <text:p>1110</text:p>
          </table:table-cell>
          <table:table-cell table:formula="of:=[.Z15]*10^(0.6)" office:value-type="float" office:value="4418.98959314382" calcext:value-type="float">
            <text:p>4418.98959314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314+5/6-[.A16])" office:value-type="float" office:value="56.8333333333333" calcext:value-type="float">
            <text:p>56.8333333333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1860" calcext:value-type="float">
            <text:p>1860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table:formula="of:=315-[.A16]" office:value-type="float" office:value="57" calcext:value-type="float">
            <text:p>57</text:p>
          </table:table-cell>
          <table:table-cell office:value-type="float" office:value="3800" calcext:value-type="float">
            <text:p>3800</text:p>
          </table:table-cell>
          <table:table-cell office:value-type="float" office:value="448" calcext:value-type="float">
            <text:p>448</text:p>
          </table:table-cell>
          <table:table-cell table:formula="of:=[.L16]/[.M16]" office:value-type="float" office:value="8.48214285714286" calcext:value-type="float">
            <text:p>8.4821428571</text:p>
          </table:table-cell>
          <table:table-cell table:formula="of:=AVERAGE([.L16];[.M16]*8.186873153)" office:value-type="float" office:value="3733.859586272" calcext:value-type="float">
            <text:p>3733.859586272</text:p>
          </table:table-cell>
          <table:table-cell office:value-type="float" office:value="3680" calcext:value-type="float">
            <text:p>3680</text:p>
          </table:table-cell>
          <table:table-cell table:number-columns-repeated="2"/>
          <table:table-cell office:value-type="float" office:value="3680" calcext:value-type="float">
            <text:p>3680</text:p>
          </table:table-cell>
          <table:table-cell table:formula="of:=315-[.A16]"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table:formula="of:=[.U16]*8" office:value-type="float" office:value="1224" calcext:value-type="float">
            <text:p>1224</text:p>
          </table:table-cell>
          <table:table-cell office:value-type="float" office:value="152" calcext:value-type="float">
            <text:p>152</text:p>
          </table:table-cell>
          <table:table-cell table:formula="of:=[.W16]*8" office:value-type="float" office:value="1216" calcext:value-type="float">
            <text:p>1216</text:p>
          </table:table-cell>
          <table:table-cell table:formula="of:=315-[.A16]" office:value-type="float" office:value="57" calcext:value-type="float">
            <text:p>57</text:p>
          </table:table-cell>
          <table:table-cell office:value-type="float" office:value="1340" calcext:value-type="float">
            <text:p>1340</text:p>
          </table:table-cell>
          <table:table-cell table:formula="of:=[.Z16]*10^(0.6)" office:value-type="float" office:value="5334.63608541686" calcext:value-type="float">
            <text:p>5334.636085416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314+5/6-[.A17])" office:value-type="float" office:value="55.8333333333333" calcext:value-type="float">
            <text:p>55.8333333333</text:p>
          </table:table-cell>
          <table:table-cell office:value-type="float" office:value="2030" calcext:value-type="float">
            <text:p>2030</text:p>
          </table:table-cell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table:formula="of:=315-[.A17]" office:value-type="float" office:value="56" calcext:value-type="float">
            <text:p>56</text:p>
          </table:table-cell>
          <table:table-cell office:value-type="float" office:value="3700" calcext:value-type="float">
            <text:p>3700</text:p>
          </table:table-cell>
          <table:table-cell office:value-type="float" office:value="448" calcext:value-type="float">
            <text:p>448</text:p>
          </table:table-cell>
          <table:table-cell table:formula="of:=[.L17]/[.M17]" office:value-type="float" office:value="8.25892857142857" calcext:value-type="float">
            <text:p>8.2589285714</text:p>
          </table:table-cell>
          <table:table-cell table:formula="of:=AVERAGE([.L17];[.M17]*8.186873153)" office:value-type="float" office:value="3683.859586272" calcext:value-type="float">
            <text:p>3683.859586272</text:p>
          </table:table-cell>
          <table:table-cell office:value-type="float" office:value="3960" calcext:value-type="float">
            <text:p>3960</text:p>
          </table:table-cell>
          <table:table-cell office:value-type="float" office:value="472" calcext:value-type="float">
            <text:p>472</text:p>
          </table:table-cell>
          <table:table-cell table:formula="of:=[.P17]/[.Q17]" office:value-type="float" office:value="8.38983050847458" calcext:value-type="float">
            <text:p>8.3898305085</text:p>
          </table:table-cell>
          <table:table-cell table:formula="of:=AVERAGE([.P17];[.Q17]*8.3496699278 )" office:value-type="float" office:value="3950.5221029608" calcext:value-type="float">
            <text:p>3950.5221029608</text:p>
          </table:table-cell>
          <table:table-cell table:formula="of:=315-[.A17]" office:value-type="float" office:value="56" calcext:value-type="float">
            <text:p>56</text:p>
          </table:table-cell>
          <table:table-cell office:value-type="float" office:value="163" calcext:value-type="float">
            <text:p>163</text:p>
          </table:table-cell>
          <table:table-cell table:formula="of:=[.U17]*8" office:value-type="float" office:value="1304" calcext:value-type="float">
            <text:p>1304</text:p>
          </table:table-cell>
          <table:table-cell office:value-type="float" office:value="178" calcext:value-type="float">
            <text:p>178</text:p>
          </table:table-cell>
          <table:table-cell table:formula="of:=[.W17]*8" office:value-type="float" office:value="1424" calcext:value-type="float">
            <text:p>1424</text:p>
          </table:table-cell>
          <table:table-cell table:formula="of:=315-[.A17]" office:value-type="float" office:value="56" calcext:value-type="float">
            <text:p>56</text:p>
          </table:table-cell>
          <table:table-cell office:value-type="float" office:value="1260" calcext:value-type="float">
            <text:p>1260</text:p>
          </table:table-cell>
          <table:table-cell table:formula="of:=[.Z17]*10^(0.6)" office:value-type="float" office:value="5016.15034897407" calcext:value-type="float">
            <text:p>5016.1503489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314+5/6-[.A18])" office:value-type="float" office:value="54.8333333333333" calcext:value-type="float">
            <text:p>54.8333333333</text:p>
          </table:table-cell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2240" calcext:value-type="float">
            <text:p>2240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table:formula="of:=315-[.A18]" office:value-type="float" office:value="55" calcext:value-type="float">
            <text:p>55</text:p>
          </table:table-cell>
          <table:table-cell office:value-type="float" office:value="4140" calcext:value-type="float">
            <text:p>4140</text:p>
          </table:table-cell>
          <table:table-cell office:value-type="float" office:value="508" calcext:value-type="float">
            <text:p>508</text:p>
          </table:table-cell>
          <table:table-cell table:formula="of:=[.L18]/[.M18]" office:value-type="float" office:value="8.1496062992126" calcext:value-type="float">
            <text:p>8.1496062992</text:p>
          </table:table-cell>
          <table:table-cell table:formula="of:=AVERAGE([.L18];[.M18]*8.186873153)" office:value-type="float" office:value="4149.465780862" calcext:value-type="float">
            <text:p>4149.465780862</text:p>
          </table:table-cell>
          <table:table-cell office:value-type="float" office:value="4112" calcext:value-type="float">
            <text:p>4112</text:p>
          </table:table-cell>
          <table:table-cell office:value-type="float" office:value="476" calcext:value-type="float">
            <text:p>476</text:p>
          </table:table-cell>
          <table:table-cell table:formula="of:=[.P18]/[.Q18]" office:value-type="float" office:value="8.63865546218487" calcext:value-type="float">
            <text:p>8.6386554622</text:p>
          </table:table-cell>
          <table:table-cell table:formula="of:=AVERAGE([.P18];[.Q18]*8.3496699278 )" office:value-type="float" office:value="4043.2214428164" calcext:value-type="float">
            <text:p>4043.2214428164</text:p>
          </table:table-cell>
          <table:table-cell table:formula="of:=315-[.A18]"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table:formula="of:=[.U18]*8" office:value-type="float" office:value="1440" calcext:value-type="float">
            <text:p>1440</text:p>
          </table:table-cell>
          <table:table-cell office:value-type="float" office:value="202" calcext:value-type="float">
            <text:p>202</text:p>
          </table:table-cell>
          <table:table-cell table:formula="of:=[.W18]*8" office:value-type="float" office:value="1616" calcext:value-type="float">
            <text:p>1616</text:p>
          </table:table-cell>
          <table:table-cell table:formula="of:=315-[.A18]" office:value-type="float" office:value="55" calcext:value-type="float">
            <text:p>55</text:p>
          </table:table-cell>
          <table:table-cell office:value-type="float" office:value="1380" calcext:value-type="float">
            <text:p>1380</text:p>
          </table:table-cell>
          <table:table-cell table:formula="of:=[.Z18]*10^(0.6)" office:value-type="float" office:value="5493.87895363826" calcext:value-type="float">
            <text:p>5493.87895363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314+5/6-[.A19])" office:value-type="float" office:value="53.8333333333333" calcext:value-type="float">
            <text:p>53.8333333333</text:p>
          </table:table-cell>
          <table:table-cell office:value-type="float" office:value="2480" calcext:value-type="float">
            <text:p>248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table:formula="of:=315-[.A19]" office:value-type="float" office:value="54" calcext:value-type="float">
            <text:p>54</text:p>
          </table:table-cell>
          <table:table-cell/>
          <table:table-cell office:value-type="float" office:value="628" calcext:value-type="float">
            <text:p>628</text:p>
          </table:table-cell>
          <table:table-cell table:formula="of:=AVERAGE([.N13:.N18])" office:value-type="float" office:value="8.18687315296288" calcext:value-type="float">
            <text:p>8.186873153</text:p>
          </table:table-cell>
          <table:table-cell table:formula="of:=[.M19]*8.186873153" office:value-type="float" office:value="5141.356340084" calcext:value-type="float">
            <text:p>5141.356340084</text:p>
          </table:table-cell>
          <table:table-cell office:value-type="float" office:value="4884" calcext:value-type="float">
            <text:p>4884</text:p>
          </table:table-cell>
          <table:table-cell office:value-type="float" office:value="610" calcext:value-type="float">
            <text:p>610</text:p>
          </table:table-cell>
          <table:table-cell table:formula="of:=[.P19]/[.Q19]" office:value-type="float" office:value="8.00655737704918" calcext:value-type="float">
            <text:p>8.006557377</text:p>
          </table:table-cell>
          <table:table-cell table:formula="of:=AVERAGE([.P19];[.Q19]*8.3496699278 )" office:value-type="float" office:value="4988.649327979" calcext:value-type="float">
            <text:p>4988.649327979</text:p>
          </table:table-cell>
          <table:table-cell table:formula="of:=315-[.A19]"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table:formula="of:=[.U19]*8" office:value-type="float" office:value="1888" calcext:value-type="float">
            <text:p>1888</text:p>
          </table:table-cell>
          <table:table-cell office:value-type="float" office:value="216" calcext:value-type="float">
            <text:p>216</text:p>
          </table:table-cell>
          <table:table-cell table:formula="of:=[.W19]*8" office:value-type="float" office:value="1728" calcext:value-type="float">
            <text:p>1728</text:p>
          </table:table-cell>
          <table:table-cell table:formula="of:=315-[.A19]" office:value-type="float" office:value="54" calcext:value-type="float">
            <text:p>54</text:p>
          </table:table-cell>
          <table:table-cell office:value-type="float" office:value="2340" calcext:value-type="float">
            <text:p>2340</text:p>
          </table:table-cell>
          <table:table-cell table:formula="of:=[.Z19]*10^(0.6)" office:value-type="float" office:value="9315.70779095184" calcext:value-type="float">
            <text:p>9315.70779095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314+5/6-[.A20])" office:value-type="float" office:value="52.8333333333333" calcext:value-type="float">
            <text:p>52.8333333333</text:p>
          </table:table-cell>
          <table:table-cell office:value-type="float" office:value="3220" calcext:value-type="float">
            <text:p>3220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office:value-type="float" office:value="2540" calcext:value-type="float">
            <text:p>2540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 table:formula="of:=315-[.A20]" office:value-type="float" office:value="53" calcext:value-type="float">
            <text:p>53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table:formula="of:=[.M20]*8.186873153" office:value-type="float" office:value="6058.28613322" calcext:value-type="float">
            <text:p>6058.28613322</text:p>
          </table:table-cell>
          <table:table-cell office:value-type="float" office:value="5520" calcext:value-type="float">
            <text:p>5520</text:p>
          </table:table-cell>
          <table:table-cell office:value-type="float" office:value="660" calcext:value-type="float">
            <text:p>660</text:p>
          </table:table-cell>
          <table:table-cell table:formula="of:=[.P20]/[.Q20]" office:value-type="float" office:value="8.36363636363636" calcext:value-type="float">
            <text:p>8.3636363636</text:p>
          </table:table-cell>
          <table:table-cell table:formula="of:=AVERAGE([.P20];[.Q20]*8.3496699278 )" office:value-type="float" office:value="5515.391076174" calcext:value-type="float">
            <text:p>5515.391076174</text:p>
          </table:table-cell>
          <table:table-cell table:formula="of:=315-[.A20]"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table:formula="of:=[.U20]*8"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table:formula="of:=[.W20]*8" office:value-type="float" office:value="1920" calcext:value-type="float">
            <text:p>1920</text:p>
          </table:table-cell>
          <table:table-cell table:formula="of:=315-[.A20]" office:value-type="float" office:value="53" calcext:value-type="float">
            <text:p>53</text:p>
          </table:table-cell>
          <table:table-cell office:value-type="float" office:value="2080" calcext:value-type="float">
            <text:p>2080</text:p>
          </table:table-cell>
          <table:table-cell table:formula="of:=[.Z20]*10^(0.6)" office:value-type="float" office:value="8280.62914751274" calcext:value-type="float">
            <text:p>8280.629147512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314+5/6-[.A21])" office:value-type="float" office:value="51.8333333333333" calcext:value-type="float">
            <text:p>51.8333333333</text:p>
          </table:table-cell>
          <table:table-cell office:value-type="float" office:value="3560" calcext:value-type="float">
            <text:p>3560</text:p>
          </table:table-cell>
          <table:table-cell table:number-columns-repeated="2"/>
          <table:table-cell office:value-type="float" office:value="3560" calcext:value-type="float">
            <text:p>3560</text:p>
          </table:table-cell>
          <table:table-cell office:value-type="float" office:value="2760" calcext:value-type="float">
            <text:p>2760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table:formula="of:=315-[.A21]" office:value-type="float" office:value="52" calcext:value-type="float">
            <text:p>52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table:formula="of:=[.M21]*8.186873153" office:value-type="float" office:value="6353.013566728" calcext:value-type="float">
            <text:p>6353.01356672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AVERAGE([.R17:.R20])" office:value-type="float" office:value="8.34966992783625" calcext:value-type="float">
            <text:p>8.3496699278</text:p>
          </table:table-cell>
          <table:table-cell table:formula="of:=[.Q21]*8.3496699278" office:value-type="float" office:value="6011.762348016" calcext:value-type="float">
            <text:p>6011.762348016</text:p>
          </table:table-cell>
          <table:table-cell table:formula="of:=315-[.A21]"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table:formula="of:=[.U21]*8" office:value-type="float" office:value="2480" calcext:value-type="float">
            <text:p>2480</text:p>
          </table:table-cell>
          <table:table-cell office:value-type="float" office:value="284" calcext:value-type="float">
            <text:p>284</text:p>
          </table:table-cell>
          <table:table-cell table:formula="of:=[.W21]*8" office:value-type="float" office:value="2272" calcext:value-type="float">
            <text:p>2272</text:p>
          </table:table-cell>
          <table:table-cell table:formula="of:=315-[.A21]" office:value-type="float" office:value="52" calcext:value-type="float">
            <text:p>52</text:p>
          </table:table-cell>
          <table:table-cell office:value-type="float" office:value="2240" calcext:value-type="float">
            <text:p>2240</text:p>
          </table:table-cell>
          <table:table-cell table:formula="of:=[.Z21]*10^(0.6)" office:value-type="float" office:value="8917.60062039834" calcext:value-type="float">
            <text:p>8917.600620398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314+5/6-[.A22])" office:value-type="float" office:value="50.8333333333333" calcext:value-type="float">
            <text:p>50.8333333333</text:p>
          </table:table-cell>
          <table:table-cell office:value-type="float" office:value="3880" calcext:value-type="float">
            <text:p>3880</text:p>
          </table:table-cell>
          <table:table-cell table:number-columns-repeated="2"/>
          <table:table-cell office:value-type="float" office:value="3880" calcext:value-type="float">
            <text:p>3880</text:p>
          </table:table-cell>
          <table:table-cell office:value-type="float" office:value="3280" calcext:value-type="float">
            <text:p>3280</text:p>
          </table:table-cell>
          <table:table-cell table:number-columns-repeated="2"/>
          <table:table-cell office:value-type="float" office:value="3280" calcext:value-type="float">
            <text:p>3280</text:p>
          </table:table-cell>
          <table:table-cell table:formula="of:=315-[.A22]" office:value-type="float" office:value="51" calcext:value-type="float">
            <text:p>51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table:formula="of:=[.M22]*8.186873153" office:value-type="float" office:value="5894.54867016" calcext:value-type="float">
            <text:p>5894.54867016</text:p>
          </table:table-cell>
          <table:table-cell/>
          <table:table-cell office:value-type="float" office:value="760" calcext:value-type="float">
            <text:p>760</text:p>
          </table:table-cell>
          <table:table-cell/>
          <table:table-cell table:formula="of:=[.Q22]*8.3496699278" office:value-type="float" office:value="6345.749145128" calcext:value-type="float">
            <text:p>6345.749145128</text:p>
          </table:table-cell>
          <table:table-cell table:formula="of:=315-[.A22]" office:value-type="float" office:value="51" calcext:value-type="float">
            <text:p>51</text:p>
          </table:table-cell>
          <table:table-cell office:value-type="float" office:value="326" calcext:value-type="float">
            <text:p>326</text:p>
          </table:table-cell>
          <table:table-cell table:formula="of:=[.U22]*8" office:value-type="float" office:value="2608" calcext:value-type="float">
            <text:p>2608</text:p>
          </table:table-cell>
          <table:table-cell office:value-type="float" office:value="284" calcext:value-type="float">
            <text:p>284</text:p>
          </table:table-cell>
          <table:table-cell table:formula="of:=[.W22]*8" office:value-type="float" office:value="2272" calcext:value-type="float">
            <text:p>2272</text:p>
          </table:table-cell>
          <table:table-cell table:formula="of:=315-[.A22]"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table:formula="of:=[.Z22]*10^(0.6)" office:value-type="float" office:value="6528.95759707736" calcext:value-type="float">
            <text:p>6528.95759707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314+5/6-[.A23])" office:value-type="float" office:value="49.8333333333333" calcext:value-type="float">
            <text:p>49.8333333333</text:p>
          </table:table-cell>
          <table:table-cell office:value-type="float" office:value="3940" calcext:value-type="float">
            <text:p>3940</text:p>
          </table:table-cell>
          <table:table-cell office:value-type="float" office:value="424" calcext:value-type="float">
            <text:p>424</text:p>
          </table:table-cell>
          <table:table-cell table:formula="of:=[.C23]/[.D23]" office:value-type="float" office:value="9.29245283018868" calcext:value-type="float">
            <text:p>9.2924528302</text:p>
          </table:table-cell>
          <table:table-cell table:formula="of:=AVERAGE([.C23];[.D23]*9.390249714)" office:value-type="float" office:value="3960.732939368" calcext:value-type="float">
            <text:p>3960.732939368</text:p>
          </table:table-cell>
          <table:table-cell office:value-type="float" office:value="3800" calcext:value-type="float">
            <text:p>3800</text:p>
          </table:table-cell>
          <table:table-cell office:value-type="float" office:value="460" calcext:value-type="float">
            <text:p>460</text:p>
          </table:table-cell>
          <table:table-cell table:formula="of:=[.G23]/[.H23]" office:value-type="float" office:value="8.26086956521739" calcext:value-type="float">
            <text:p>8.2608695652</text:p>
          </table:table-cell>
          <table:table-cell table:formula="of:=AVERAGE([.G23];[.H23]*7.942851244)" office:value-type="float" office:value="3726.85578612" calcext:value-type="float">
            <text:p>3726.85578612</text:p>
          </table:table-cell>
          <table:table-cell table:formula="of:=315-[.A23]" office:value-type="float" office:value="50" calcext:value-type="float">
            <text:p>50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table:formula="of:=[.M23]*8.186873153" office:value-type="float" office:value="6844.225955908" calcext:value-type="float">
            <text:p>6844.225955908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table:formula="of:=[.Q23]*8.3496699278" office:value-type="float" office:value="6178.755746572" calcext:value-type="float">
            <text:p>6178.755746572</text:p>
          </table:table-cell>
          <table:table-cell table:formula="of:=315-[.A23]" office:value-type="float" office:value="50" calcext:value-type="float">
            <text:p>50</text:p>
          </table:table-cell>
          <table:table-cell office:value-type="float" office:value="328" calcext:value-type="float">
            <text:p>328</text:p>
          </table:table-cell>
          <table:table-cell table:formula="of:=[.U23]*8" office:value-type="float" office:value="2624" calcext:value-type="float">
            <text:p>2624</text:p>
          </table:table-cell>
          <table:table-cell office:value-type="float" office:value="368" calcext:value-type="float">
            <text:p>368</text:p>
          </table:table-cell>
          <table:table-cell table:formula="of:=[.W23]*8" office:value-type="float" office:value="2944" calcext:value-type="float">
            <text:p>2944</text:p>
          </table:table-cell>
          <table:table-cell table:formula="of:=315-[.A23]" office:value-type="float" office:value="50" calcext:value-type="float">
            <text:p>50</text:p>
          </table:table-cell>
          <table:table-cell office:value-type="float" office:value="3220" calcext:value-type="float">
            <text:p>3220</text:p>
          </table:table-cell>
          <table:table-cell table:formula="of:=[.Z23]*10^(0.6)" office:value-type="float" office:value="12819.0508918226" calcext:value-type="float">
            <text:p>12819.05089182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314+5/6-[.A24])" office:value-type="float" office:value="48.8333333333333" calcext:value-type="float">
            <text:p>48.8333333333</text:p>
          </table:table-cell>
          <table:table-cell office:value-type="float" office:value="4800" calcext:value-type="float">
            <text:p>4800</text:p>
          </table:table-cell>
          <table:table-cell office:value-type="float" office:value="456" calcext:value-type="float">
            <text:p>456</text:p>
          </table:table-cell>
          <table:table-cell table:formula="of:=[.C24]/[.D24]" office:value-type="float" office:value="10.5263157894737" calcext:value-type="float">
            <text:p>10.5263157895</text:p>
          </table:table-cell>
          <table:table-cell table:formula="of:=AVERAGE([.C24];[.D24]*9.390249714)" office:value-type="float" office:value="4540.976934792" calcext:value-type="float">
            <text:p>4540.976934792</text:p>
          </table:table-cell>
          <table:table-cell office:value-type="float" office:value="3920" calcext:value-type="float">
            <text:p>3920</text:p>
          </table:table-cell>
          <table:table-cell office:value-type="float" office:value="512" calcext:value-type="float">
            <text:p>512</text:p>
          </table:table-cell>
          <table:table-cell table:formula="of:=[.G24]/[.H24]" office:value-type="float" office:value="7.65625" calcext:value-type="float">
            <text:p>7.65625</text:p>
          </table:table-cell>
          <table:table-cell table:formula="of:=AVERAGE([.G24];[.H24]*7.942851244)" office:value-type="float" office:value="3993.369918464" calcext:value-type="float">
            <text:p>3993.369918464</text:p>
          </table:table-cell>
          <table:table-cell table:formula="of:=315-[.A24]" office:value-type="float" office:value="49" calcext:value-type="float">
            <text:p>49</text:p>
          </table:table-cell>
          <table:table-cell/>
          <table:table-cell office:value-type="float" office:value="924" calcext:value-type="float">
            <text:p>924</text:p>
          </table:table-cell>
          <table:table-cell/>
          <table:table-cell table:formula="of:=[.M24]*8.186873153" office:value-type="float" office:value="7564.670793372" calcext:value-type="float">
            <text:p>7564.670793372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table:formula="of:=[.Q24]*8.3496699278" office:value-type="float" office:value="7264.212837186" calcext:value-type="float">
            <text:p>7264.212837186</text:p>
          </table:table-cell>
          <table:table-cell table:formula="of:=315-[.A24]" office:value-type="float" office:value="49" calcext:value-type="float">
            <text:p>49</text:p>
          </table:table-cell>
          <table:table-cell office:value-type="float" office:value="368" calcext:value-type="float">
            <text:p>368</text:p>
          </table:table-cell>
          <table:table-cell table:formula="of:=[.U24]*8" office:value-type="float" office:value="2944" calcext:value-type="float">
            <text:p>2944</text:p>
          </table:table-cell>
          <table:table-cell office:value-type="float" office:value="368" calcext:value-type="float">
            <text:p>368</text:p>
          </table:table-cell>
          <table:table-cell table:formula="of:=[.W24]*8" office:value-type="float" office:value="2944" calcext:value-type="float">
            <text:p>2944</text:p>
          </table:table-cell>
          <table:table-cell table:formula="of:=315-[.A24]" office:value-type="float" office:value="49" calcext:value-type="float">
            <text:p>49</text:p>
          </table:table-cell>
          <table:table-cell office:value-type="float" office:value="4350" calcext:value-type="float">
            <text:p>4350</text:p>
          </table:table-cell>
          <table:table-cell table:formula="of:=[.Z24]*10^(0.6)" office:value-type="float" office:value="17317.6619190771" calcext:value-type="float">
            <text:p>17317.661919077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314+5/6-[.A25])" office:value-type="float" office:value="47.8333333333333" calcext:value-type="float">
            <text:p>47.8333333333</text:p>
          </table:table-cell>
          <table:table-cell office:value-type="float" office:value="5480" calcext:value-type="float">
            <text:p>5480</text:p>
          </table:table-cell>
          <table:table-cell office:value-type="float" office:value="520" calcext:value-type="float">
            <text:p>520</text:p>
          </table:table-cell>
          <table:table-cell table:formula="of:=[.C25]/[.D25]" office:value-type="float" office:value="10.5384615384615" calcext:value-type="float">
            <text:p>10.5384615385</text:p>
          </table:table-cell>
          <table:table-cell table:formula="of:=AVERAGE([.C25];[.D25]*9.390249714)" office:value-type="float" office:value="5181.46492564" calcext:value-type="float">
            <text:p>5181.46492564</text:p>
          </table:table-cell>
          <table:table-cell office:value-type="float" office:value="4120" calcext:value-type="float">
            <text:p>4120</text:p>
          </table:table-cell>
          <table:table-cell office:value-type="float" office:value="488" calcext:value-type="float">
            <text:p>488</text:p>
          </table:table-cell>
          <table:table-cell table:formula="of:=[.G25]/[.H25]" office:value-type="float" office:value="8.44262295081967" calcext:value-type="float">
            <text:p>8.4426229508</text:p>
          </table:table-cell>
          <table:table-cell table:formula="of:=AVERAGE([.G25];[.H25]*7.942851244)" office:value-type="float" office:value="3998.055703536" calcext:value-type="float">
            <text:p>3998.055703536</text:p>
          </table:table-cell>
          <table:table-cell table:formula="of:=315-[.A25]" office:value-type="float" office:value="48" calcext:value-type="float">
            <text:p>48</text:p>
          </table:table-cell>
          <table:table-cell/>
          <table:table-cell office:value-type="float" office:value="970" calcext:value-type="float">
            <text:p>970</text:p>
          </table:table-cell>
          <table:table-cell/>
          <table:table-cell table:formula="of:=[.M25]*8.186873153" office:value-type="float" office:value="7941.26695841" calcext:value-type="float">
            <text:p>7941.26695841</text:p>
          </table:table-cell>
          <table:table-cell/>
          <table:table-cell office:value-type="float" office:value="1130" calcext:value-type="float">
            <text:p>1130</text:p>
          </table:table-cell>
          <table:table-cell/>
          <table:table-cell table:formula="of:=[.Q25]*8.3496699278" office:value-type="float" office:value="9435.127018414" calcext:value-type="float">
            <text:p>9435.127018414</text:p>
          </table:table-cell>
          <table:table-cell table:formula="of:=315-[.A25]" office:value-type="float" office:value="48" calcext:value-type="float">
            <text:p>48</text:p>
          </table:table-cell>
          <table:table-cell office:value-type="float" office:value="440" calcext:value-type="float">
            <text:p>440</text:p>
          </table:table-cell>
          <table:table-cell table:formula="of:=[.U25]*8" office:value-type="float" office:value="3520" calcext:value-type="float">
            <text:p>3520</text:p>
          </table:table-cell>
          <table:table-cell office:value-type="float" office:value="440" calcext:value-type="float">
            <text:p>440</text:p>
          </table:table-cell>
          <table:table-cell table:formula="of:=[.W25]*8" office:value-type="float" office:value="3520" calcext:value-type="float">
            <text:p>3520</text:p>
          </table:table-cell>
          <table:table-cell table:formula="of:=315-[.A25]" office:value-type="float" office:value="48" calcext:value-type="float">
            <text:p>48</text:p>
          </table:table-cell>
          <table:table-cell office:value-type="float" office:value="5120" calcext:value-type="float">
            <text:p>5120</text:p>
          </table:table-cell>
          <table:table-cell table:formula="of:=[.Z25]*10^(0.6)" office:value-type="float" office:value="20383.0871323391" calcext:value-type="float">
            <text:p>20383.08713233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314+5/6-[.A26])" office:value-type="float" office:value="46.8333333333333" calcext:value-type="float">
            <text:p>46.8333333333</text:p>
          </table:table-cell>
          <table:table-cell office:value-type="float" office:value="5880" calcext:value-type="float">
            <text:p>5880</text:p>
          </table:table-cell>
          <table:table-cell office:value-type="float" office:value="560" calcext:value-type="float">
            <text:p>560</text:p>
          </table:table-cell>
          <table:table-cell table:formula="of:=[.C26]/[.D26]" office:value-type="float" office:value="10.5" calcext:value-type="float">
            <text:p>10.5</text:p>
          </table:table-cell>
          <table:table-cell table:formula="of:=AVERAGE([.C26];[.D26]*9.390249714)" office:value-type="float" office:value="5569.26991992" calcext:value-type="float">
            <text:p>5569.26991992</text:p>
          </table:table-cell>
          <table:table-cell office:value-type="float" office:value="4560" calcext:value-type="float">
            <text:p>4560</text:p>
          </table:table-cell>
          <table:table-cell office:value-type="float" office:value="560" calcext:value-type="float">
            <text:p>560</text:p>
          </table:table-cell>
          <table:table-cell table:formula="of:=[.G26]/[.H26]" office:value-type="float" office:value="8.14285714285714" calcext:value-type="float">
            <text:p>8.1428571429</text:p>
          </table:table-cell>
          <table:table-cell table:formula="of:=AVERAGE([.G26];[.H26]*7.942851244)" office:value-type="float" office:value="4503.99834832" calcext:value-type="float">
            <text:p>4503.99834832</text:p>
          </table:table-cell>
          <table:table-cell table:formula="of:=315-[.A26]" office:value-type="float" office:value="47" calcext:value-type="float">
            <text:p>47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table:formula="of:=[.M26]*8.186873153" office:value-type="float" office:value="7450.05456923" calcext:value-type="float">
            <text:p>7450.05456923</text:p>
          </table:table-cell>
          <table:table-cell/>
          <table:table-cell office:value-type="float" office:value="1020" calcext:value-type="float">
            <text:p>1020</text:p>
          </table:table-cell>
          <table:table-cell/>
          <table:table-cell table:formula="of:=[.Q26]*8.3496699278" office:value-type="float" office:value="8516.663326356" calcext:value-type="float">
            <text:p>8516.663326356</text:p>
          </table:table-cell>
          <table:table-cell table:formula="of:=315-[.A26]" office:value-type="float" office:value="47" calcext:value-type="float">
            <text:p>47</text:p>
          </table:table-cell>
          <table:table-cell office:value-type="float" office:value="432" calcext:value-type="float">
            <text:p>432</text:p>
          </table:table-cell>
          <table:table-cell table:formula="of:=[.U26]*8" office:value-type="float" office:value="3456" calcext:value-type="float">
            <text:p>3456</text:p>
          </table:table-cell>
          <table:table-cell office:value-type="float" office:value="620" calcext:value-type="float">
            <text:p>620</text:p>
          </table:table-cell>
          <table:table-cell table:formula="of:=[.W26]*8" office:value-type="float" office:value="4960" calcext:value-type="float">
            <text:p>4960</text:p>
          </table:table-cell>
          <table:table-cell table:formula="of:=315-[.A26]" office:value-type="float" office:value="47" calcext:value-type="float">
            <text:p>47</text:p>
          </table:table-cell>
          <table:table-cell office:value-type="float" office:value="2760" calcext:value-type="float">
            <text:p>2760</text:p>
          </table:table-cell>
          <table:table-cell table:formula="of:=[.Z26]*10^(0.6)" office:value-type="float" office:value="10987.7579072765" calcext:value-type="float">
            <text:p>10987.757907276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314+5/6-[.A27])" office:value-type="float" office:value="45.8333333333333" calcext:value-type="float">
            <text:p>45.8333333333</text:p>
          </table:table-cell>
          <table:table-cell office:value-type="float" office:value="5880" calcext:value-type="float">
            <text:p>5880</text:p>
          </table:table-cell>
          <table:table-cell office:value-type="float" office:value="680" calcext:value-type="float">
            <text:p>680</text:p>
          </table:table-cell>
          <table:table-cell table:formula="of:=[.C27]/[.D27]" office:value-type="float" office:value="8.64705882352941" calcext:value-type="float">
            <text:p>8.6470588235</text:p>
          </table:table-cell>
          <table:table-cell table:formula="of:=AVERAGE([.C27];[.D27]*9.390249714)" office:value-type="float" office:value="6132.68490276" calcext:value-type="float">
            <text:p>6132.68490276</text:p>
          </table:table-cell>
          <table:table-cell office:value-type="float" office:value="5800" calcext:value-type="float">
            <text:p>5800</text:p>
          </table:table-cell>
          <table:table-cell office:value-type="float" office:value="730" calcext:value-type="float">
            <text:p>730</text:p>
          </table:table-cell>
          <table:table-cell table:formula="of:=[.G27]/[.H27]" office:value-type="float" office:value="7.94520547945205" calcext:value-type="float">
            <text:p>7.9452054795</text:p>
          </table:table-cell>
          <table:table-cell table:formula="of:=AVERAGE([.G27];[.H27]*7.942851244)" office:value-type="float" office:value="5799.14070406" calcext:value-type="float">
            <text:p>5799.14070406</text:p>
          </table:table-cell>
          <table:table-cell table:formula="of:=315-[.A27]" office:value-type="float" office:value="46" calcext:value-type="float">
            <text:p>46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table:formula="of:=[.M27]*8.186873153" office:value-type="float" office:value="7531.92330076" calcext:value-type="float">
            <text:p>7531.92330076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table:formula="of:=[.Q27]*8.3496699278" office:value-type="float" office:value="8850.650123468" calcext:value-type="float">
            <text:p>8850.650123468</text:p>
          </table:table-cell>
          <table:table-cell table:formula="of:=315-[.A27]" office:value-type="float" office:value="46" calcext:value-type="float">
            <text:p>46</text:p>
          </table:table-cell>
          <table:table-cell office:value-type="float" office:value="508" calcext:value-type="float">
            <text:p>508</text:p>
          </table:table-cell>
          <table:table-cell table:formula="of:=[.U27]*8" office:value-type="float" office:value="4064" calcext:value-type="float">
            <text:p>4064</text:p>
          </table:table-cell>
          <table:table-cell office:value-type="float" office:value="516" calcext:value-type="float">
            <text:p>516</text:p>
          </table:table-cell>
          <table:table-cell table:formula="of:=[.W27]*8" office:value-type="float" office:value="4128" calcext:value-type="float">
            <text:p>4128</text:p>
          </table:table-cell>
          <table:table-cell table:formula="of:=315-[.A27]" office:value-type="float" office:value="46" calcext:value-type="float">
            <text:p>46</text:p>
          </table:table-cell>
          <table:table-cell office:value-type="float" office:value="3600" calcext:value-type="float">
            <text:p>3600</text:p>
          </table:table-cell>
          <table:table-cell table:formula="of:=[.Z27]*10^(0.6)" office:value-type="float" office:value="14331.8581399259" calcext:value-type="float">
            <text:p>14331.85813992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314+5/6-[.A28])" office:value-type="float" office:value="44.8333333333333" calcext:value-type="float">
            <text:p>44.8333333333</text:p>
          </table:table-cell>
          <table:table-cell office:value-type="float" office:value="5880" calcext:value-type="float">
            <text:p>5880</text:p>
          </table:table-cell>
          <table:table-cell office:value-type="float" office:value="860" calcext:value-type="float">
            <text:p>860</text:p>
          </table:table-cell>
          <table:table-cell table:formula="of:=[.C28]/[.D28]" office:value-type="float" office:value="6.83720930232558" calcext:value-type="float">
            <text:p>6.8372093023</text:p>
          </table:table-cell>
          <table:table-cell table:formula="of:=AVERAGE([.C28];[.D28]*9.390249714)" office:value-type="float" office:value="6977.80737702" calcext:value-type="float">
            <text:p>6977.80737702</text:p>
          </table:table-cell>
          <table:table-cell office:value-type="float" office:value="6200" calcext:value-type="float">
            <text:p>6200</text:p>
          </table:table-cell>
          <table:table-cell office:value-type="float" office:value="860" calcext:value-type="float">
            <text:p>860</text:p>
          </table:table-cell>
          <table:table-cell table:formula="of:=[.G28]/[.H28]" office:value-type="float" office:value="7.2093023255814" calcext:value-type="float">
            <text:p>7.2093023256</text:p>
          </table:table-cell>
          <table:table-cell table:formula="of:=AVERAGE([.G28];[.H28]*7.942851244)" office:value-type="float" office:value="6515.42603492" calcext:value-type="float">
            <text:p>6515.42603492</text:p>
          </table:table-cell>
          <table:table-cell table:formula="of:=315-[.A28]" office:value-type="float" office:value="45" calcext:value-type="float">
            <text:p>45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table:formula="of:=[.M28]*8.186873153" office:value-type="float" office:value="8432.47934759" calcext:value-type="float">
            <text:p>8432.47934759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table:formula="of:=[.Q28]*8.3496699278" office:value-type="float" office:value="9268.133619858" calcext:value-type="float">
            <text:p>9268.133619858</text:p>
          </table:table-cell>
          <table:table-cell table:formula="of:=315-[.A28]" office:value-type="float" office:value="45" calcext:value-type="float">
            <text:p>45</text:p>
          </table:table-cell>
          <table:table-cell office:value-type="float" office:value="588" calcext:value-type="float">
            <text:p>588</text:p>
          </table:table-cell>
          <table:table-cell table:formula="of:=[.U28]*8" office:value-type="float" office:value="4704" calcext:value-type="float">
            <text:p>4704</text:p>
          </table:table-cell>
          <table:table-cell office:value-type="float" office:value="604" calcext:value-type="float">
            <text:p>604</text:p>
          </table:table-cell>
          <table:table-cell table:formula="of:=[.W28]*8" office:value-type="float" office:value="4832" calcext:value-type="float">
            <text:p>4832</text:p>
          </table:table-cell>
          <table:table-cell table:formula="of:=315-[.A28]" office:value-type="float" office:value="45" calcext:value-type="float">
            <text:p>45</text:p>
          </table:table-cell>
          <table:table-cell office:value-type="float" office:value="6260" calcext:value-type="float">
            <text:p>6260</text:p>
          </table:table-cell>
          <table:table-cell table:formula="of:=[.Z28]*10^(0.6)" office:value-type="float" office:value="24921.5088766489" calcext:value-type="float">
            <text:p>24921.50887664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314+5/6-[.A29])" office:value-type="float" office:value="43.8333333333333" calcext:value-type="float">
            <text:p>43.8333333333</text:p>
          </table:table-cell>
          <table:table-cell/>
          <table:table-cell office:value-type="float" office:value="904" calcext:value-type="float">
            <text:p>904</text:p>
          </table:table-cell>
          <table:table-cell table:formula="of:=AVERAGE([.E23:.E28])" office:value-type="float" office:value="9.39024971399648" calcext:value-type="float">
            <text:p>9.390249714</text:p>
          </table:table-cell>
          <table:table-cell table:formula="of:=[.D29]*9.390249714" office:value-type="float" office:value="8488.785741456" calcext:value-type="float">
            <text:p>8488.78574145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I23:.I28])" office:value-type="float" office:value="7.94285124398794" calcext:value-type="float">
            <text:p>7.942851244</text:p>
          </table:table-cell>
          <table:table-cell table:formula="of:=[.H29]*7.942851244" office:value-type="float" office:value="7942.851244" calcext:value-type="float">
            <text:p>7942.851244</text:p>
          </table:table-cell>
          <table:table-cell table:formula="of:=315-[.A29]" office:value-type="float" office:value="44" calcext:value-type="float">
            <text:p>44</text:p>
          </table:table-cell>
          <table:table-cell/>
          <table:table-cell office:value-type="float" office:value="1110" calcext:value-type="float">
            <text:p>1110</text:p>
          </table:table-cell>
          <table:table-cell/>
          <table:table-cell table:formula="of:=[.M29]*8.186873153" office:value-type="float" office:value="9087.42919983" calcext:value-type="float">
            <text:p>9087.42919983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table:formula="of:=[.Q29]*8.3496699278" office:value-type="float" office:value="11272.05440253" calcext:value-type="float">
            <text:p>11272.05440253</text:p>
          </table:table-cell>
          <table:table-cell table:formula="of:=315-[.A29]" office:value-type="float" office:value="44" calcext:value-type="float">
            <text:p>44</text:p>
          </table:table-cell>
          <table:table-cell office:value-type="float" office:value="576" calcext:value-type="float">
            <text:p>576</text:p>
          </table:table-cell>
          <table:table-cell table:formula="of:=[.U29]*8" office:value-type="float" office:value="4608" calcext:value-type="float">
            <text:p>4608</text:p>
          </table:table-cell>
          <table:table-cell office:value-type="float" office:value="770" calcext:value-type="float">
            <text:p>770</text:p>
          </table:table-cell>
          <table:table-cell table:formula="of:=[.W29]*8" office:value-type="float" office:value="6160" calcext:value-type="float">
            <text:p>6160</text:p>
          </table:table-cell>
          <table:table-cell table:formula="of:=315-[.A29]" office:value-type="float" office:value="44" calcext:value-type="float">
            <text:p>44</text:p>
          </table:table-cell>
          <table:table-cell office:value-type="float" office:value="5920" calcext:value-type="float">
            <text:p>5920</text:p>
          </table:table-cell>
          <table:table-cell table:formula="of:=[.Z29]*10^(0.6)" office:value-type="float" office:value="23567.944496767" calcext:value-type="float">
            <text:p>23567.94449676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314+5/6-[.A30])" office:value-type="float" office:value="42.8333333333333" calcext:value-type="float">
            <text:p>42.8333333333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table:formula="of:=[.D30]*9.390249714" office:value-type="float" office:value="7887.80975976" calcext:value-type="float">
            <text:p>7887.80975976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table:formula="of:=[.H30]*7.942851244" office:value-type="float" office:value="6513.13802008" calcext:value-type="float">
            <text:p>6513.13802008</text:p>
          </table:table-cell>
          <table:table-cell table:formula="of:=315-[.A30]" office:value-type="float" office:value="43" calcext:value-type="float">
            <text:p>43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table:formula="of:=[.M30]*8.186873153" office:value-type="float" office:value="8923.69173677" calcext:value-type="float">
            <text:p>8923.69173677</text:p>
          </table:table-cell>
          <table:table-cell/>
          <table:table-cell office:value-type="float" office:value="1310" calcext:value-type="float">
            <text:p>1310</text:p>
          </table:table-cell>
          <table:table-cell/>
          <table:table-cell table:formula="of:=[.Q30]*8.3496699278" office:value-type="float" office:value="10938.067605418" calcext:value-type="float">
            <text:p>10938.067605418</text:p>
          </table:table-cell>
          <table:table-cell table:formula="of:=315-[.A30]" office:value-type="float" office:value="43" calcext:value-type="float">
            <text:p>43</text:p>
          </table:table-cell>
          <table:table-cell office:value-type="float" office:value="648" calcext:value-type="float">
            <text:p>648</text:p>
          </table:table-cell>
          <table:table-cell table:formula="of:=[.U30]*8" office:value-type="float" office:value="5184" calcext:value-type="float">
            <text:p>5184</text:p>
          </table:table-cell>
          <table:table-cell office:value-type="float" office:value="812" calcext:value-type="float">
            <text:p>812</text:p>
          </table:table-cell>
          <table:table-cell table:formula="of:=[.W30]*8" office:value-type="float" office:value="6496" calcext:value-type="float">
            <text:p>6496</text:p>
          </table:table-cell>
          <table:table-cell table:formula="of:=315-[.A30]" office:value-type="float" office:value="43" calcext:value-type="float">
            <text:p>43</text:p>
          </table:table-cell>
          <table:table-cell office:value-type="float" office:value="6280" calcext:value-type="float">
            <text:p>6280</text:p>
          </table:table-cell>
          <table:table-cell table:formula="of:=[.Z30]*10^(0.6)" office:value-type="float" office:value="25001.1303107596" calcext:value-type="float">
            <text:p>25001.130310759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314+5/6-[.A31])" office:value-type="float" office:value="41.8333333333333" calcext:value-type="float">
            <text:p>41.8333333333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table:formula="of:=[.D31]*9.390249714" office:value-type="float" office:value="7361.955775776" calcext:value-type="float">
            <text:p>7361.955775776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table:formula="of:=[.H31]*7.942851244" office:value-type="float" office:value="6115.99545788" calcext:value-type="float">
            <text:p>6115.99545788</text:p>
          </table:table-cell>
          <table:table-cell table:formula="of:=315-[.A31]" office:value-type="float" office:value="42" calcext:value-type="float">
            <text:p>42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table:formula="of:=[.M31]*8.186873153" office:value-type="float" office:value="7122.57964311" calcext:value-type="float">
            <text:p>7122.57964311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table:formula="of:=[.Q31]*8.3496699278" office:value-type="float" office:value="9184.63692058" calcext:value-type="float">
            <text:p>9184.63692058</text:p>
          </table:table-cell>
          <table:table-cell table:formula="of:=315-[.A31]" office:value-type="float" office:value="42" calcext:value-type="float">
            <text:p>42</text:p>
          </table:table-cell>
          <table:table-cell office:value-type="float" office:value="648" calcext:value-type="float">
            <text:p>648</text:p>
          </table:table-cell>
          <table:table-cell table:formula="of:=[.U31]*8" office:value-type="float" office:value="5184" calcext:value-type="float">
            <text:p>5184</text:p>
          </table:table-cell>
          <table:table-cell office:value-type="float" office:value="836" calcext:value-type="float">
            <text:p>836</text:p>
          </table:table-cell>
          <table:table-cell table:formula="of:=[.W31]*8" office:value-type="float" office:value="6688" calcext:value-type="float">
            <text:p>6688</text:p>
          </table:table-cell>
          <table:table-cell table:formula="of:=315-[.A31]" office:value-type="float" office:value="42" calcext:value-type="float">
            <text:p>42</text:p>
          </table:table-cell>
          <table:table-cell office:value-type="float" office:value="5480" calcext:value-type="float">
            <text:p>5480</text:p>
          </table:table-cell>
          <table:table-cell table:formula="of:=[.Z31]*10^(0.6)" office:value-type="float" office:value="21816.2729463317" calcext:value-type="float">
            <text:p>21816.27294633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314+5/6-[.A32])" office:value-type="float" office:value="40.8333333333333" calcext:value-type="float">
            <text:p>40.8333333333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table:formula="of:=[.D32]*9.390249714" office:value-type="float" office:value="8188.297750608" calcext:value-type="float">
            <text:p>8188.297750608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table:formula="of:=[.H32]*7.942851244" office:value-type="float" office:value="7863.42273156" calcext:value-type="float">
            <text:p>7863.42273156</text:p>
          </table:table-cell>
          <table:table-cell table:formula="of:=315-[.A32]" office:value-type="float" office:value="41" calcext:value-type="float">
            <text:p>41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table:formula="of:=[.M32]*8.186873153" office:value-type="float" office:value="7613.79203229" calcext:value-type="float">
            <text:p>7613.79203229</text:p>
          </table:table-cell>
          <table:table-cell/>
          <table:table-cell office:value-type="float" office:value="1160" calcext:value-type="float">
            <text:p>1160</text:p>
          </table:table-cell>
          <table:table-cell/>
          <table:table-cell table:formula="of:=[.Q32]*8.3496699278" office:value-type="float" office:value="9685.617116248" calcext:value-type="float">
            <text:p>9685.617116248</text:p>
          </table:table-cell>
          <table:table-cell table:formula="of:=315-[.A32]" office:value-type="float" office:value="41" calcext:value-type="float">
            <text:p>41</text:p>
          </table:table-cell>
          <table:table-cell office:value-type="float" office:value="836" calcext:value-type="float">
            <text:p>836</text:p>
          </table:table-cell>
          <table:table-cell table:formula="of:=[.U32]*8" office:value-type="float" office:value="6688" calcext:value-type="float">
            <text:p>6688</text:p>
          </table:table-cell>
          <table:table-cell office:value-type="float" office:value="920" calcext:value-type="float">
            <text:p>920</text:p>
          </table:table-cell>
          <table:table-cell table:formula="of:=[.W32]*8" office:value-type="float" office:value="7360" calcext:value-type="float">
            <text:p>7360</text:p>
          </table:table-cell>
          <table:table-cell table:formula="of:=315-[.A32]" office:value-type="float" office:value="41" calcext:value-type="float">
            <text:p>41</text:p>
          </table:table-cell>
          <table:table-cell office:value-type="float" office:value="5800" calcext:value-type="float">
            <text:p>5800</text:p>
          </table:table-cell>
          <table:table-cell table:formula="of:=[.Z32]*10^(0.6)" office:value-type="float" office:value="23090.2158921028" calcext:value-type="float">
            <text:p>23090.21589210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314+5/6-[.A33])" office:value-type="float" office:value="39.8333333333333" calcext:value-type="float">
            <text:p>39.8333333333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table:formula="of:=[.D33]*9.390249714" office:value-type="float" office:value="7099.028783784" calcext:value-type="float">
            <text:p>7099.028783784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table:formula="of:=[.H33]*7.942851244" office:value-type="float" office:value="7386.85165692" calcext:value-type="float">
            <text:p>7386.85165692</text:p>
          </table:table-cell>
          <table:table-cell table:formula="of:=315-[.A33]" office:value-type="float" office:value="40" calcext:value-type="float">
            <text:p>40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table:formula="of:=[.M33]*8.186873153" office:value-type="float" office:value="8105.00442147" calcext:value-type="float">
            <text:p>8105.00442147</text:p>
          </table:table-cell>
          <table:table-cell/>
          <table:table-cell office:value-type="float" office:value="1320" calcext:value-type="float">
            <text:p>1320</text:p>
          </table:table-cell>
          <table:table-cell/>
          <table:table-cell table:formula="of:=[.Q33]*8.3496699278" office:value-type="float" office:value="11021.564304696" calcext:value-type="float">
            <text:p>11021.564304696</text:p>
          </table:table-cell>
          <table:table-cell table:formula="of:=315-[.A33]" office:value-type="float" office:value="40" calcext:value-type="float">
            <text:p>40</text:p>
          </table:table-cell>
          <table:table-cell office:value-type="float" office:value="936" calcext:value-type="float">
            <text:p>936</text:p>
          </table:table-cell>
          <table:table-cell table:formula="of:=[.U33]*8" office:value-type="float" office:value="7488" calcext:value-type="float">
            <text:p>7488</text:p>
          </table:table-cell>
          <table:table-cell office:value-type="float" office:value="900" calcext:value-type="float">
            <text:p>900</text:p>
          </table:table-cell>
          <table:table-cell table:formula="of:=[.W33]*8" office:value-type="float" office:value="7200" calcext:value-type="float">
            <text:p>7200</text:p>
          </table:table-cell>
          <table:table-cell table:formula="of:=315-[.A33]" office:value-type="float" office:value="40" calcext:value-type="float">
            <text:p>40</text:p>
          </table:table-cell>
          <table:table-cell office:value-type="float" office:value="6960" calcext:value-type="float">
            <text:p>6960</text:p>
          </table:table-cell>
          <table:table-cell table:formula="of:=[.Z33]*10^(0.6)" office:value-type="float" office:value="27708.2590705234" calcext:value-type="float">
            <text:p>27708.25907052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314+5/6-[.A34])" office:value-type="float" office:value="38.8333333333333" calcext:value-type="float">
            <text:p>38.8333333333</text:p>
          </table:table-cell>
          <table:table-cell/>
          <table:table-cell office:value-type="float" office:value="704" calcext:value-type="float">
            <text:p>704</text:p>
          </table:table-cell>
          <table:table-cell/>
          <table:table-cell table:formula="of:=[.D34]*9.390249714" office:value-type="float" office:value="6610.735798656" calcext:value-type="float">
            <text:p>6610.735798656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table:formula="of:=[.H34]*7.942851244" office:value-type="float" office:value="6115.99545788" calcext:value-type="float">
            <text:p>6115.99545788</text:p>
          </table:table-cell>
          <table:table-cell table:formula="of:=315-[.A34]" office:value-type="float" office:value="39" calcext:value-type="float">
            <text:p>39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table:formula="of:=[.M34]*8.186873153" office:value-type="float" office:value="8105.00442147" calcext:value-type="float">
            <text:p>8105.00442147</text:p>
          </table:table-cell>
          <table:table-cell/>
          <table:table-cell office:value-type="float" office:value="1190" calcext:value-type="float">
            <text:p>1190</text:p>
          </table:table-cell>
          <table:table-cell/>
          <table:table-cell table:formula="of:=[.Q34]*8.3496699278" office:value-type="float" office:value="9936.107214082" calcext:value-type="float">
            <text:p>9936.107214082</text:p>
          </table:table-cell>
          <table:table-cell table:formula="of:=315-[.A34]" office:value-type="float" office:value="39" calcext:value-type="float">
            <text:p>39</text:p>
          </table:table-cell>
          <table:table-cell office:value-type="float" office:value="940" calcext:value-type="float">
            <text:p>940</text:p>
          </table:table-cell>
          <table:table-cell table:formula="of:=[.U34]*8" office:value-type="float" office:value="7520" calcext:value-type="float">
            <text:p>7520</text:p>
          </table:table-cell>
          <table:table-cell office:value-type="float" office:value="1040" calcext:value-type="float">
            <text:p>1040</text:p>
          </table:table-cell>
          <table:table-cell table:formula="of:=[.W34]*8" office:value-type="float" office:value="8320" calcext:value-type="float">
            <text:p>8320</text:p>
          </table:table-cell>
          <table:table-cell table:formula="of:=315-[.A34]" office:value-type="float" office:value="39" calcext:value-type="float">
            <text:p>39</text:p>
          </table:table-cell>
          <table:table-cell office:value-type="float" office:value="6680" calcext:value-type="float">
            <text:p>6680</text:p>
          </table:table-cell>
          <table:table-cell table:formula="of:=[.Z34]*10^(0.6)" office:value-type="float" office:value="26593.5589929736" calcext:value-type="float">
            <text:p>26593.55899297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314+5/6-[.A35])" office:value-type="float" office:value="37.8333333333333" calcext:value-type="float">
            <text:p>37.8333333333</text:p>
          </table:table-cell>
          <table:table-cell/>
          <table:table-cell office:value-type="float" office:value="552" calcext:value-type="float">
            <text:p>552</text:p>
          </table:table-cell>
          <table:table-cell/>
          <table:table-cell table:formula="of:=[.D35]*9.390249714" office:value-type="float" office:value="5183.417842128" calcext:value-type="float">
            <text:p>5183.417842128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table:formula="of:=[.H35]*7.942851244" office:value-type="float" office:value="5559.9958708" calcext:value-type="float">
            <text:p>5559.9958708</text:p>
          </table:table-cell>
          <table:table-cell table:formula="of:=315-[.A35]" office:value-type="float" office:value="38" calcext:value-type="float">
            <text:p>38</text:p>
          </table:table-cell>
          <table:table-cell/>
          <table:table-cell office:value-type="float" office:value="810" calcext:value-type="float">
            <text:p>810</text:p>
          </table:table-cell>
          <table:table-cell/>
          <table:table-cell table:formula="of:=[.M35]*8.186873153" office:value-type="float" office:value="6631.36725393" calcext:value-type="float">
            <text:p>6631.36725393</text:p>
          </table:table-cell>
          <table:table-cell/>
          <table:table-cell office:value-type="float" office:value="1180" calcext:value-type="float">
            <text:p>1180</text:p>
          </table:table-cell>
          <table:table-cell/>
          <table:table-cell table:formula="of:=[.Q35]*8.3496699278" office:value-type="float" office:value="9852.610514804" calcext:value-type="float">
            <text:p>9852.610514804</text:p>
          </table:table-cell>
          <table:table-cell table:formula="of:=315-[.A35]" office:value-type="float" office:value="38" calcext:value-type="float">
            <text:p>38</text:p>
          </table:table-cell>
          <table:table-cell office:value-type="float" office:value="890" calcext:value-type="float">
            <text:p>890</text:p>
          </table:table-cell>
          <table:table-cell table:formula="of:=[.U35]*8" office:value-type="float" office:value="7120" calcext:value-type="float">
            <text:p>7120</text:p>
          </table:table-cell>
          <table:table-cell office:value-type="float" office:value="1240" calcext:value-type="float">
            <text:p>1240</text:p>
          </table:table-cell>
          <table:table-cell table:formula="of:=[.W35]*8" office:value-type="float" office:value="9920" calcext:value-type="float">
            <text:p>9920</text:p>
          </table:table-cell>
          <table:table-cell table:formula="of:=315-[.A35]" office:value-type="float" office:value="38" calcext:value-type="float">
            <text:p>38</text:p>
          </table:table-cell>
          <table:table-cell office:value-type="float" office:value="6360" calcext:value-type="float">
            <text:p>6360</text:p>
          </table:table-cell>
          <table:table-cell table:formula="of:=[.Z35]*10^(0.6)" office:value-type="float" office:value="25319.6160472024" calcext:value-type="float">
            <text:p>25319.61604720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314+5/6-[.A36])" office:value-type="float" office:value="36.8333333333333" calcext:value-type="float">
            <text:p>36.8333333333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table:formula="of:=[.D36]*9.390249714" office:value-type="float" office:value="6310.247807808" calcext:value-type="float">
            <text:p>6310.247807808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table:formula="of:=[.H36]*7.942851244" office:value-type="float" office:value="6592.56653252" calcext:value-type="float">
            <text:p>6592.56653252</text:p>
          </table:table-cell>
          <table:table-cell table:formula="of:=315-[.A36]" office:value-type="float" office:value="37" calcext:value-type="float">
            <text:p>37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table:formula="of:=[.M36]*8.186873153" office:value-type="float" office:value="5648.94247557" calcext:value-type="float">
            <text:p>5648.94247557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table:formula="of:=[.Q36]*8.3496699278" office:value-type="float" office:value="8015.683130688" calcext:value-type="float">
            <text:p>8015.683130688</text:p>
          </table:table-cell>
          <table:table-cell table:formula="of:=315-[.A36]"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table:formula="of:=[.U36]*8" office:value-type="float" office:value="9600" calcext:value-type="float">
            <text:p>9600</text:p>
          </table:table-cell>
          <table:table-cell office:value-type="float" office:value="1230" calcext:value-type="float">
            <text:p>1230</text:p>
          </table:table-cell>
          <table:table-cell table:formula="of:=[.W36]*8" office:value-type="float" office:value="9840" calcext:value-type="float">
            <text:p>9840</text:p>
          </table:table-cell>
          <table:table-cell table:formula="of:=315-[.A36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314+5/6-[.A37])" office:value-type="float" office:value="35.8333333333333" calcext:value-type="float">
            <text:p>35.8333333333</text:p>
          </table:table-cell>
          <table:table-cell/>
          <table:table-cell office:value-type="float" office:value="1031" calcext:value-type="float">
            <text:p>1031</text:p>
          </table:table-cell>
          <table:table-cell/>
          <table:table-cell table:formula="of:=[.D37]*9.390249714" office:value-type="float" office:value="9681.347455134" calcext:value-type="float">
            <text:p>9681.347455134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[.H37]*7.942851244" office:value-type="float" office:value="7942.851244" calcext:value-type="float">
            <text:p>7942.851244</text:p>
          </table:table-cell>
          <table:table-cell table:formula="of:=315-[.A37]" office:value-type="float" office:value="36" calcext:value-type="float">
            <text:p>36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table:formula="of:=[.M37]*8.186873153" office:value-type="float" office:value="7204.44837464" calcext:value-type="float">
            <text:p>7204.44837464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table:formula="of:=[.Q37]*8.3496699278" office:value-type="float" office:value="9518.623717692" calcext:value-type="float">
            <text:p>9518.623717692</text:p>
          </table:table-cell>
          <table:table-cell table:formula="of:=315-[.A37]" office:value-type="float" office:value="36" calcext:value-type="float">
            <text:p>36</text:p>
          </table:table-cell>
          <table:table-cell office:value-type="float" office:value="1250" calcext:value-type="float">
            <text:p>1250</text:p>
          </table:table-cell>
          <table:table-cell table:formula="of:=[.U37]*8" office:value-type="float" office:value="10000" calcext:value-type="float">
            <text:p>10000</text:p>
          </table:table-cell>
          <table:table-cell office:value-type="float" office:value="1290" calcext:value-type="float">
            <text:p>1290</text:p>
          </table:table-cell>
          <table:table-cell table:formula="of:=[.W37]*8" office:value-type="float" office:value="10320" calcext:value-type="float">
            <text:p>10320</text:p>
          </table:table-cell>
          <table:table-cell table:formula="of:=315-[.A37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314+5/6-[.A38])" office:value-type="float" office:value="34.8333333333333" calcext:value-type="float">
            <text:p>34.8333333333</text:p>
          </table:table-cell>
          <table:table-cell/>
          <table:table-cell office:value-type="float" office:value="790" calcext:value-type="float">
            <text:p>790</text:p>
          </table:table-cell>
          <table:table-cell/>
          <table:table-cell table:formula="of:=[.D38]*9.390249714" office:value-type="float" office:value="7418.29727406" calcext:value-type="float">
            <text:p>7418.29727406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table:formula="of:=[.H38]*7.942851244" office:value-type="float" office:value="6354.2809952" calcext:value-type="float">
            <text:p>6354.2809952</text:p>
          </table:table-cell>
          <table:table-cell table:formula="of:=315-[.A38]" office:value-type="float" office:value="35" calcext:value-type="float">
            <text:p>35</text:p>
          </table:table-cell>
          <table:table-cell/>
          <table:table-cell office:value-type="float" office:value="890" calcext:value-type="float">
            <text:p>890</text:p>
          </table:table-cell>
          <table:table-cell/>
          <table:table-cell table:formula="of:=[.M38]*8.186873153" office:value-type="float" office:value="7286.31710617" calcext:value-type="float">
            <text:p>7286.31710617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table:formula="of:=[.Q38]*8.3496699278" office:value-type="float" office:value="10186.597311916" calcext:value-type="float">
            <text:p>10186.597311916</text:p>
          </table:table-cell>
          <table:table-cell table:formula="of:=315-[.A38]" office:value-type="float" office:value="35" calcext:value-type="float">
            <text:p>35</text:p>
          </table:table-cell>
          <table:table-cell office:value-type="float" office:value="1310" calcext:value-type="float">
            <text:p>1310</text:p>
          </table:table-cell>
          <table:table-cell table:formula="of:=[.U38]*8" office:value-type="float" office:value="10480" calcext:value-type="float">
            <text:p>10480</text:p>
          </table:table-cell>
          <table:table-cell office:value-type="float" office:value="1350" calcext:value-type="float">
            <text:p>1350</text:p>
          </table:table-cell>
          <table:table-cell table:formula="of:=[.W38]*8" office:value-type="float" office:value="10800" calcext:value-type="float">
            <text:p>10800</text:p>
          </table:table-cell>
          <table:table-cell table:formula="of:=315-[.A3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314+5/6-[.A39])" office:value-type="float" office:value="33.8333333333333" calcext:value-type="float">
            <text:p>33.8333333333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table:formula="of:=[.D39]*9.390249714" office:value-type="float" office:value="6760.97979408" calcext:value-type="float">
            <text:p>6760.97979408</text:p>
          </table:table-cell>
          <table:table-cell/>
          <table:table-cell office:value-type="float" office:value="710" calcext:value-type="float">
            <text:p>710</text:p>
          </table:table-cell>
          <table:table-cell/>
          <table:table-cell table:formula="of:=[.H39]*7.942851244" office:value-type="float" office:value="5639.42438324" calcext:value-type="float">
            <text:p>5639.42438324</text:p>
          </table:table-cell>
          <table:table-cell table:formula="of:=315-[.A39]" office:value-type="float" office:value="34" calcext:value-type="float">
            <text:p>34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/>
          <table:table-cell table:formula="of:=[.Q39]*8.3496699278" office:value-type="float" office:value="8099.179829966" calcext:value-type="float">
            <text:p>8099.179829966</text:p>
          </table:table-cell>
          <table:table-cell table:number-columns-repeated="5"/>
          <table:table-cell table:formula="of:=315-[.A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314+5/6-[.A40])" office:value-type="float" office:value="32.8333333333333" calcext:value-type="float">
            <text:p>32.8333333333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table:formula="of:=[.D40]*9.390249714" office:value-type="float" office:value="10235.37218826" calcext:value-type="float">
            <text:p>10235.37218826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table:formula="of:=[.H40]*7.942851244" office:value-type="float" office:value="8419.42231864" calcext:value-type="float">
            <text:p>8419.42231864</text:p>
          </table:table-cell>
          <table:table-cell table:formula="of:=315-[.A40]" office:value-type="float" office:value="33" calcext:value-type="float">
            <text:p>33</text:p>
          </table:table-cell>
          <table:table-cell table:number-columns-repeated="13"/>
          <table:table-cell table:formula="of:=315-[.A4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314+5/6-[.A41])" office:value-type="float" office:value="31.8333333333333" calcext:value-type="float">
            <text:p>31.8333333333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table:formula="of:=[.D41]*9.390249714" office:value-type="float" office:value="9671.95720542" calcext:value-type="float">
            <text:p>9671.95720542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table:formula="of:=[.H41]*7.942851244" office:value-type="float" office:value="7466.28016936" calcext:value-type="float">
            <text:p>7466.28016936</text:p>
          </table:table-cell>
          <table:table-cell table:formula="of:=315-[.A41]" office:value-type="float" office:value="32" calcext:value-type="float">
            <text:p>32</text:p>
          </table:table-cell>
          <table:table-cell table:number-columns-repeated="13"/>
          <table:table-cell table:formula="of:=315-[.A41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314+5/6-[.A42])" office:value-type="float" office:value="30.8333333333333" calcext:value-type="float">
            <text:p>30.8333333333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table:formula="of:=[.D42]*9.390249714" office:value-type="float" office:value="6573.1747998" calcext:value-type="float">
            <text:p>6573.1747998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table:formula="of:=[.H42]*7.942851244" office:value-type="float" office:value="5877.70992056" calcext:value-type="float">
            <text:p>5877.70992056</text:p>
          </table:table-cell>
          <table:table-cell table:formula="of:=315-[.A42]" office:value-type="float" office:value="31" calcext:value-type="float">
            <text:p>31</text:p>
          </table:table-cell>
          <table:table-cell table:number-columns-repeated="13"/>
          <table:table-cell table:formula="of:=315-[.A42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314+5/6-[.A43])" office:value-type="float" office:value="29.8333333333333" calcext:value-type="float">
            <text:p>29.833333333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table:formula="of:=[.D43]*9.390249714" office:value-type="float" office:value="8488.785741456" calcext:value-type="float">
            <text:p>8488.785741456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table:formula="of:=[.H43]*7.942851244" office:value-type="float" office:value="7863.42273156" calcext:value-type="float">
            <text:p>7863.42273156</text:p>
          </table:table-cell>
          <table:table-cell table:formula="of:=315-[.A43]" office:value-type="float" office:value="30" calcext:value-type="float">
            <text:p>30</text:p>
          </table:table-cell>
          <table:table-cell table:number-columns-repeated="13"/>
          <table:table-cell table:formula="of:=315-[.A4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314+5/6-[.A44])" office:value-type="float" office:value="28.8333333333333" calcext:value-type="float">
            <text:p>28.8333333333</text:p>
          </table:table-cell>
          <table:table-cell table:number-columns-repeated="8"/>
          <table:table-cell table:formula="of:=315-[.A44]" office:value-type="float" office:value="29" calcext:value-type="float">
            <text:p>29</text:p>
          </table:table-cell>
          <table:table-cell table:number-columns-repeated="13"/>
          <table:table-cell table:formula="of:=315-[.A44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table:formula="of:=(314+5/6-[.A45])" office:value-type="float" office:value="27.8333333333333" calcext:value-type="float">
            <text:p>27.8333333333</text:p>
          </table:table-cell>
          <table:table-cell table:style-name="ce6" table:number-columns-repeated="7"/>
          <table:table-cell table:style-name="ce9"/>
          <table:table-cell table:style-name="ce3" table:formula="of:=315-[.A45]" office:value-type="float" office:value="28" calcext:value-type="float">
            <text:p>28</text:p>
          </table:table-cell>
          <table:table-cell table:style-name="ce6" table:number-columns-repeated="7"/>
          <table:table-cell table:style-name="ce9"/>
          <table:table-cell table:style-name="ce3"/>
          <table:table-cell table:style-name="ce6" table:number-columns-repeated="3"/>
          <table:table-cell table:style-name="ce9"/>
          <table:table-cell table:style-name="ce3" table:formula="of:=315-[.A45]" office:value-type="float" office:value="28" calcext:value-type="float">
            <text:p>28</text:p>
          </table:table-cell>
          <table:table-cell table:style-name="ce6"/>
          <table:table-cell table:style-name="ce9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table:formula="of:=315-[.A49]" office:value-type="float" office:value="50" calcext:value-type="float">
            <text:p>50</text:p>
          </table:table-cell>
          <table:table-cell table:style-name="Default" office:value-type="float" office:value="880" calcext:value-type="float">
            <text:p>880</text:p>
          </table:table-cell>
          <table:table-cell table:formula="of:=[.C49]*8.2" office:value-type="float" office:value="7216" calcext:value-type="float">
            <text:p>721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5.5" calcext:value-type="float">
            <text:p>265.5</text:p>
          </table:table-cell>
          <table:table-cell table:style-name="Default" table:formula="of:=315-[.A50]" office:value-type="float" office:value="49.5" calcext:value-type="float">
            <text:p>49.5</text:p>
          </table:table-cell>
          <table:table-cell table:style-name="Default" office:value-type="float" office:value="880" calcext:value-type="float">
            <text:p>880</text:p>
          </table:table-cell>
          <table:table-cell table:formula="of:=[.C50]*8.2" office:value-type="float" office:value="7216" calcext:value-type="float">
            <text:p>721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table:formula="of:=315-[.A51]" office:value-type="float" office:value="49" calcext:value-type="float">
            <text:p>49</text:p>
          </table:table-cell>
          <table:table-cell table:style-name="Default" office:value-type="float" office:value="1010" calcext:value-type="float">
            <text:p>1010</text:p>
          </table:table-cell>
          <table:table-cell table:formula="of:=[.C51]*8.2" office:value-type="float" office:value="8282" calcext:value-type="float">
            <text:p>828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6.5" calcext:value-type="float">
            <text:p>266.5</text:p>
          </table:table-cell>
          <table:table-cell table:style-name="Default" table:formula="of:=315-[.A52]" office:value-type="float" office:value="48.5" calcext:value-type="float">
            <text:p>48.5</text:p>
          </table:table-cell>
          <table:table-cell table:style-name="Default" office:value-type="float" office:value="870" calcext:value-type="float">
            <text:p>870</text:p>
          </table:table-cell>
          <table:table-cell table:formula="of:=[.C52]*8.2" office:value-type="float" office:value="7134" calcext:value-type="float">
            <text:p>713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table:formula="of:=315-[.A53]" office:value-type="float" office:value="48" calcext:value-type="float">
            <text:p>48</text:p>
          </table:table-cell>
          <table:table-cell table:style-name="Default" office:value-type="float" office:value="1010" calcext:value-type="float">
            <text:p>1010</text:p>
          </table:table-cell>
          <table:table-cell table:formula="of:=[.C53]*8.2" office:value-type="float" office:value="8282" calcext:value-type="float">
            <text:p>828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7.5" calcext:value-type="float">
            <text:p>267.5</text:p>
          </table:table-cell>
          <table:table-cell table:style-name="Default" table:formula="of:=315-[.A54]" office:value-type="float" office:value="47.5" calcext:value-type="float">
            <text:p>47.5</text:p>
          </table:table-cell>
          <table:table-cell table:style-name="Default" office:value-type="float" office:value="910" calcext:value-type="float">
            <text:p>910</text:p>
          </table:table-cell>
          <table:table-cell table:formula="of:=[.C54]*8.2" office:value-type="float" office:value="7462" calcext:value-type="float">
            <text:p>746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table:formula="of:=315-[.A55]" office:value-type="float" office:value="47" calcext:value-type="float">
            <text:p>47</text:p>
          </table:table-cell>
          <table:table-cell table:style-name="Default" office:value-type="float" office:value="920" calcext:value-type="float">
            <text:p>920</text:p>
          </table:table-cell>
          <table:table-cell table:formula="of:=[.C55]*8.2" office:value-type="float" office:value="7544" calcext:value-type="float">
            <text:p>754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8.5" calcext:value-type="float">
            <text:p>268.5</text:p>
          </table:table-cell>
          <table:table-cell table:style-name="Default" table:formula="of:=315-[.A56]" office:value-type="float" office:value="46.5" calcext:value-type="float">
            <text:p>46.5</text:p>
          </table:table-cell>
          <table:table-cell table:style-name="Default" office:value-type="float" office:value="1070" calcext:value-type="float">
            <text:p>1070</text:p>
          </table:table-cell>
          <table:table-cell table:formula="of:=[.C56]*8.2" office:value-type="float" office:value="8774" calcext:value-type="float">
            <text:p>877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table:formula="of:=315-[.A57]" office:value-type="float" office:value="46" calcext:value-type="float">
            <text:p>46</text:p>
          </table:table-cell>
          <table:table-cell table:style-name="Default" office:value-type="float" office:value="870" calcext:value-type="float">
            <text:p>870</text:p>
          </table:table-cell>
          <table:table-cell table:formula="of:=[.C57]*8.2" office:value-type="float" office:value="7134" calcext:value-type="float">
            <text:p>713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69.5" calcext:value-type="float">
            <text:p>269.5</text:p>
          </table:table-cell>
          <table:table-cell table:style-name="Default" table:formula="of:=315-[.A58]" office:value-type="float" office:value="45.5" calcext:value-type="float">
            <text:p>45.5</text:p>
          </table:table-cell>
          <table:table-cell table:style-name="Default" office:value-type="float" office:value="1100" calcext:value-type="float">
            <text:p>1100</text:p>
          </table:table-cell>
          <table:table-cell table:formula="of:=[.C58]*8.2" office:value-type="float" office:value="9020" calcext:value-type="float">
            <text:p>902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table:formula="of:=315-[.A59]" office:value-type="float" office:value="45" calcext:value-type="float">
            <text:p>45</text:p>
          </table:table-cell>
          <table:table-cell table:style-name="Default" office:value-type="float" office:value="960" calcext:value-type="float">
            <text:p>960</text:p>
          </table:table-cell>
          <table:table-cell table:formula="of:=[.C59]*8.2" office:value-type="float" office:value="7872" calcext:value-type="float">
            <text:p>787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0.5" calcext:value-type="float">
            <text:p>270.5</text:p>
          </table:table-cell>
          <table:table-cell table:style-name="Default" table:formula="of:=315-[.A60]" office:value-type="float" office:value="44.5" calcext:value-type="float">
            <text:p>44.5</text:p>
          </table:table-cell>
          <table:table-cell table:style-name="Default" office:value-type="float" office:value="1260" calcext:value-type="float">
            <text:p>1260</text:p>
          </table:table-cell>
          <table:table-cell table:formula="of:=[.C60]*8.2" office:value-type="float" office:value="10332" calcext:value-type="float">
            <text:p>1033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table:formula="of:=315-[.A61]" office:value-type="float" office:value="44" calcext:value-type="float">
            <text:p>44</text:p>
          </table:table-cell>
          <table:table-cell table:style-name="Default" office:value-type="float" office:value="1080" calcext:value-type="float">
            <text:p>1080</text:p>
          </table:table-cell>
          <table:table-cell table:formula="of:=[.C61]*8.2" office:value-type="float" office:value="8856" calcext:value-type="float">
            <text:p>885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1.5" calcext:value-type="float">
            <text:p>271.5</text:p>
          </table:table-cell>
          <table:table-cell table:style-name="Default" table:formula="of:=315-[.A62]" office:value-type="float" office:value="43.5" calcext:value-type="float">
            <text:p>43.5</text:p>
          </table:table-cell>
          <table:table-cell table:style-name="Default" office:value-type="float" office:value="1280" calcext:value-type="float">
            <text:p>1280</text:p>
          </table:table-cell>
          <table:table-cell table:formula="of:=[.C62]*8.2" office:value-type="float" office:value="10496" calcext:value-type="float">
            <text:p>1049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table:formula="of:=315-[.A63]" office:value-type="float" office:value="43" calcext:value-type="float">
            <text:p>43</text:p>
          </table:table-cell>
          <table:table-cell table:style-name="Default" office:value-type="float" office:value="1180" calcext:value-type="float">
            <text:p>1180</text:p>
          </table:table-cell>
          <table:table-cell table:formula="of:=[.C63]*8.2" office:value-type="float" office:value="9676" calcext:value-type="float">
            <text:p>967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2.5" calcext:value-type="float">
            <text:p>272.5</text:p>
          </table:table-cell>
          <table:table-cell table:style-name="Default" table:formula="of:=315-[.A64]" office:value-type="float" office:value="42.5" calcext:value-type="float">
            <text:p>42.5</text:p>
          </table:table-cell>
          <table:table-cell table:style-name="Default" office:value-type="float" office:value="1140" calcext:value-type="float">
            <text:p>1140</text:p>
          </table:table-cell>
          <table:table-cell table:formula="of:=[.C64]*8.2" office:value-type="float" office:value="9348" calcext:value-type="float">
            <text:p>9348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table:formula="of:=315-[.A65]" office:value-type="float" office:value="42" calcext:value-type="float">
            <text:p>42</text:p>
          </table:table-cell>
          <table:table-cell table:style-name="Default" office:value-type="float" office:value="1070" calcext:value-type="float">
            <text:p>1070</text:p>
          </table:table-cell>
          <table:table-cell table:formula="of:=[.C65]*8.2" office:value-type="float" office:value="8774" calcext:value-type="float">
            <text:p>877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3.5" calcext:value-type="float">
            <text:p>273.5</text:p>
          </table:table-cell>
          <table:table-cell table:style-name="Default" table:formula="of:=315-[.A66]" office:value-type="float" office:value="41.5" calcext:value-type="float">
            <text:p>41.5</text:p>
          </table:table-cell>
          <table:table-cell table:style-name="Default" office:value-type="float" office:value="1260" calcext:value-type="float">
            <text:p>1260</text:p>
          </table:table-cell>
          <table:table-cell table:formula="of:=[.C66]*8.2" office:value-type="float" office:value="10332" calcext:value-type="float">
            <text:p>1033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table:formula="of:=315-[.A67]" office:value-type="float" office:value="41" calcext:value-type="float">
            <text:p>41</text:p>
          </table:table-cell>
          <table:table-cell table:style-name="Default" office:value-type="float" office:value="1030" calcext:value-type="float">
            <text:p>1030</text:p>
          </table:table-cell>
          <table:table-cell table:formula="of:=[.C67]*8.2" office:value-type="float" office:value="8446" calcext:value-type="float">
            <text:p>844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4.5" calcext:value-type="float">
            <text:p>274.5</text:p>
          </table:table-cell>
          <table:table-cell table:style-name="Default" table:formula="of:=315-[.A68]" office:value-type="float" office:value="40.5" calcext:value-type="float">
            <text:p>40.5</text:p>
          </table:table-cell>
          <table:table-cell table:style-name="Default" office:value-type="float" office:value="1070" calcext:value-type="float">
            <text:p>1070</text:p>
          </table:table-cell>
          <table:table-cell table:formula="of:=[.C68]*8.2" office:value-type="float" office:value="8774" calcext:value-type="float">
            <text:p>877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table:formula="of:=315-[.A69]" office:value-type="float" office:value="40" calcext:value-type="float">
            <text:p>40</text:p>
          </table:table-cell>
          <table:table-cell table:style-name="Default" office:value-type="float" office:value="1150" calcext:value-type="float">
            <text:p>1150</text:p>
          </table:table-cell>
          <table:table-cell table:formula="of:=[.C69]*8.2" office:value-type="float" office:value="9430" calcext:value-type="float">
            <text:p>943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5.5" calcext:value-type="float">
            <text:p>275.5</text:p>
          </table:table-cell>
          <table:table-cell table:style-name="Default" table:formula="of:=315-[.A70]" office:value-type="float" office:value="39.5" calcext:value-type="float">
            <text:p>39.5</text:p>
          </table:table-cell>
          <table:table-cell table:style-name="Default" office:value-type="float" office:value="960" calcext:value-type="float">
            <text:p>960</text:p>
          </table:table-cell>
          <table:table-cell table:formula="of:=[.C70]*8.2" office:value-type="float" office:value="7872" calcext:value-type="float">
            <text:p>7872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table:formula="of:=315-[.A71]" office:value-type="float" office:value="39" calcext:value-type="float">
            <text:p>39</text:p>
          </table:table-cell>
          <table:table-cell table:style-name="Default" office:value-type="float" office:value="1100" calcext:value-type="float">
            <text:p>1100</text:p>
          </table:table-cell>
          <table:table-cell table:formula="of:=[.C71]*8.2" office:value-type="float" office:value="9020" calcext:value-type="float">
            <text:p>902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6.5" calcext:value-type="float">
            <text:p>276.5</text:p>
          </table:table-cell>
          <table:table-cell table:style-name="Default" table:formula="of:=315-[.A72]" office:value-type="float" office:value="38.5" calcext:value-type="float">
            <text:p>38.5</text:p>
          </table:table-cell>
          <table:table-cell table:style-name="Default" office:value-type="float" office:value="930" calcext:value-type="float">
            <text:p>930</text:p>
          </table:table-cell>
          <table:table-cell table:formula="of:=[.C72]*8.2" office:value-type="float" office:value="7626" calcext:value-type="float">
            <text:p>762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table:formula="of:=315-[.A73]" office:value-type="float" office:value="38" calcext:value-type="float">
            <text:p>38</text:p>
          </table:table-cell>
          <table:table-cell table:style-name="Default" office:value-type="float" office:value="1100" calcext:value-type="float">
            <text:p>1100</text:p>
          </table:table-cell>
          <table:table-cell table:formula="of:=[.C73]*8.2" office:value-type="float" office:value="9020" calcext:value-type="float">
            <text:p>902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7.5" calcext:value-type="float">
            <text:p>277.5</text:p>
          </table:table-cell>
          <table:table-cell table:style-name="Default" table:formula="of:=315-[.A74]" office:value-type="float" office:value="37.5" calcext:value-type="float">
            <text:p>37.5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C74]*8.2" office:value-type="float" office:value="6560" calcext:value-type="float">
            <text:p>656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table:formula="of:=315-[.A75]" office:value-type="float" office:value="37" calcext:value-type="float">
            <text:p>37</text:p>
          </table:table-cell>
          <table:table-cell table:style-name="Default" office:value-type="float" office:value="1070" calcext:value-type="float">
            <text:p>1070</text:p>
          </table:table-cell>
          <table:table-cell table:formula="of:=[.C75]*8.2" office:value-type="float" office:value="8774" calcext:value-type="float">
            <text:p>877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8.5" calcext:value-type="float">
            <text:p>278.5</text:p>
          </table:table-cell>
          <table:table-cell table:style-name="Default" table:formula="of:=315-[.A76]" office:value-type="float" office:value="36.5" calcext:value-type="float">
            <text:p>36.5</text:p>
          </table:table-cell>
          <table:table-cell table:style-name="Default" office:value-type="float" office:value="990" calcext:value-type="float">
            <text:p>990</text:p>
          </table:table-cell>
          <table:table-cell table:formula="of:=[.C76]*8.2" office:value-type="float" office:value="8118" calcext:value-type="float">
            <text:p>8118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table:formula="of:=315-[.A77]" office:value-type="float" office:value="36" calcext:value-type="float">
            <text:p>36</text:p>
          </table:table-cell>
          <table:table-cell table:style-name="Default" office:value-type="float" office:value="850" calcext:value-type="float">
            <text:p>850</text:p>
          </table:table-cell>
          <table:table-cell table:formula="of:=[.C77]*8.2" office:value-type="float" office:value="6970" calcext:value-type="float">
            <text:p>697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79.5" calcext:value-type="float">
            <text:p>279.5</text:p>
          </table:table-cell>
          <table:table-cell table:style-name="Default" table:formula="of:=315-[.A78]" office:value-type="float" office:value="35.5" calcext:value-type="float">
            <text:p>35.5</text:p>
          </table:table-cell>
          <table:table-cell table:style-name="Default" office:value-type="float" office:value="1020" calcext:value-type="float">
            <text:p>1020</text:p>
          </table:table-cell>
          <table:table-cell table:formula="of:=[.C78]*8.2" office:value-type="float" office:value="8364" calcext:value-type="float">
            <text:p>8364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table:formula="of:=315-[.A79]" office:value-type="float" office:value="35" calcext:value-type="float">
            <text:p>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9:05:45.379623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22:02:50.226164179</meta:creation-date>
    <dc:date>2015-07-31T01:49:40.795295626</dc:date>
    <meta:editing-duration>PT7H1M28S</meta:editing-duration>
    <meta:editing-cycles>15</meta:editing-cycles>
    <meta:generator>LibreOffice/4.2.8.2$Linux_x86 LibreOffice_project/420m0$Build-2</meta:generator>
    <meta:document-statistic meta:table-count="1" meta:cell-count="8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5" chart:maximum="70" chart:reverse-direction="false" text:line-break="false" chart:link-data-style-to-source="true" chart:axis-position="0"/>
      <style:graphic-properties svg:stroke-width="0.051cm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51cm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F1F7E11A.svm" xlink:type="simple" xlink:actuate="onLoad"/>
      </style:chart-properties>
      <style:graphic-properties draw:stroke-dash="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A695A4B6.svm" xlink:type="simple" xlink:actuate="onLoad"/>
      </style:chart-properties>
      <style:graphic-properties draw:stroke-dash="Fine_20_Dashed" svg:stroke-width="0.05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D4B68D62.svm" xlink:type="simple" xlink:actuate="onLoad"/>
      </style:chart-properties>
      <style:graphic-properties draw:stroke-dash="Fine_20_Dashed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E400028F.svm" xlink:type="simple" xlink:actuate="onLoad"/>
      </style:chart-properties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dash" draw:stroke-dash="Fine_20_Dashed" svg:stroke-width="0.051cm" svg:stroke-color="#000000" draw:marker-start-width="0.355cm" draw:marker-end-width="0.35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1.189cm" svg:height="21.719cm" xlink:href=".." xlink:type="simple" chart:class="chart:scatter" chart:style-name="ch1">
        <chart:plot-area chart:style-name="ch2" table:cell-range-address="Sheet1.B6:Sheet1.B43 Sheet1.J6:Sheet1.J43 Sheet1.S7:Sheet1.S39 Sheet1.O8:Sheet1.O38 Sheet1.AB2:Sheet1.AB2 Sheet1.F6:Sheet1.F43" chart:data-source-has-labels="row" svg:x="1.711cm" svg:y="0.587cm" svg:width="28.993cm" svg:height="19.562cm">
          <chartooo:coordinate-region svg:x="3.324cm" svg:y="0.876cm" svg:width="27.046cm" svg:height="18.328cm"/>
          <chart:axis chart:dimension="x" chart:name="primary-x" chart:style-name="ch3">
            <chart:title svg:x="13.842cm" svg:y="20.229cm" chart:style-name="ch4">
              <text:p>Incident angle [degree]</text:p>
            </chart:title>
            <chart:grid chart:style-name="ch5" chart:class="major"/>
          </chart:axis>
          <chart:axis chart:dimension="y" chart:name="primary-y" chart:style-name="ch6">
            <chart:title svg:x="0.253cm" svg:y="13.329cm" chart:style-name="ch7">
              <text:p>Peak voltage [mV]</text:p>
            </chart:title>
            <chart:grid chart:style-name="ch5" chart:class="major"/>
          </chart:axis>
          <chart:series chart:style-name="ch8" chart:values-cell-range-address="Sheet1.J6:Sheet1.J43" chart:class="chart:scatter">
            <chart:domain table:cell-range-address="Sheet1.B6:Sheet1.B43"/>
            <chart:data-point chart:repeated="38"/>
          </chart:series>
          <chart:series chart:style-name="ch9" chart:values-cell-range-address="Sheet1.S7:Sheet1.S39" chart:class="chart:scatter">
            <chart:domain table:cell-range-address="Sheet1.K7:Sheet1.K39"/>
            <chart:data-point chart:repeated="33"/>
          </chart:series>
          <chart:series chart:style-name="ch10" chart:values-cell-range-address="Sheet1.O8:Sheet1.O38" chart:class="chart:scatter">
            <chart:domain table:cell-range-address="Sheet1.K8:Sheet1.K38"/>
            <chart:data-point chart:repeated="31"/>
          </chart:series>
          <chart:series chart:style-name="ch11" chart:values-cell-range-address="Sheet1.F6:Sheet1.F43" chart:label-cell-address="Sheet1.AB2:Sheet1.AB2" chart:class="chart:scatter">
            <chart:data-point chart:repeated="38"/>
          </chart:series>
          <chart:wall chart:style-name="ch12"/>
          <chart:floor chart:style-name="ch13"/>
        </chart:plot-area>
        <draw:line draw:style-name="gr1" draw:text-style-name="P1" svg:x1="15.36cm" svg:y1="19.174cm" svg:x2="15.36cm" svg:y2="0.875cm">
          <text:p/>
        </draw:line>
        <draw:line draw:style-name="gr1" draw:text-style-name="P2" svg:x1="27.37cm" svg:y1="19.174cm" svg:x2="27.37cm" svg:y2="0.875cm">
          <text:p/>
        </draw:line>
        <draw:line draw:style-name="gr1" draw:text-style-name="P2" svg:x1="0cm" svg:y1="18.299cm" svg:x2="0cm" svg:y2="0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S</text:p>
              </table:table-cell>
              <table:table-cell office:value-type="string">
                <text:p>Column K</text:p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Sheet1.AB2:Sheet1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333333333333">
                <text:p>66.8333333333333</text:p>
                <draw:g>
                  <svg:desc>Sheet1.B6:Sheet1.B43</svg:desc>
                </draw:g>
              </table:table-cell>
              <table:table-cell office:value-type="float" office:value="660">
                <text:p>660</text:p>
                <draw:g>
                  <svg:desc>Sheet1.J6:Sheet1.J43</svg:desc>
                </draw:g>
              </table:table-cell>
              <table:table-cell office:value-type="float" office:value="66">
                <text:p>66</text:p>
                <draw:g>
                  <svg:desc>Sheet1.K7:Sheet1.K39</svg:desc>
                </draw:g>
              </table:table-cell>
              <table:table-cell office:value-type="float" office:value="1280">
                <text:p>1280</text:p>
                <draw:g>
                  <svg:desc>Sheet1.S7:Sheet1.S39</svg:desc>
                </draw:g>
              </table:table-cell>
              <table:table-cell office:value-type="float" office:value="65">
                <text:p>65</text:p>
                <draw:g>
                  <svg:desc>Sheet1.K8:Sheet1.K38</svg:desc>
                </draw:g>
              </table:table-cell>
              <table:table-cell office:value-type="float" office:value="1470">
                <text:p>1470</text:p>
                <draw:g>
                  <svg:desc>Sheet1.O8:Sheet1.O38</svg:desc>
                </draw:g>
              </table:table-cell>
              <table:table-cell office:value-type="float" office:value="640">
                <text:p>640</text:p>
                <draw:g>
                  <svg:desc>Sheet1.F6:Sheet1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750">
                <text:p>750</text:p>
              </table:table-cell>
              <table:table-cell office:value-type="float" office:value="65">
                <text:p>65</text:p>
              </table:table-cell>
              <table:table-cell office:value-type="float" office:value="1540">
                <text:p>1540</text:p>
              </table:table-cell>
              <table:table-cell office:value-type="float" office:value="64">
                <text:p>64</text:p>
              </table:table-cell>
              <table:table-cell office:value-type="float" office:value="1690">
                <text:p>16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890">
                <text:p>890</text:p>
              </table:table-cell>
              <table:table-cell office:value-type="float" office:value="64">
                <text:p>64</text:p>
              </table:table-cell>
              <table:table-cell office:value-type="float" office:value="1780">
                <text:p>1780</text:p>
              </table:table-cell>
              <table:table-cell office:value-type="float" office:value="63">
                <text:p>63</text:p>
              </table:table-cell>
              <table:table-cell office:value-type="float" office:value="1990">
                <text:p>19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990">
                <text:p>990</text:p>
              </table:table-cell>
              <table:table-cell office:value-type="float" office:value="63">
                <text:p>63</text:p>
              </table:table-cell>
              <table:table-cell office:value-type="float" office:value="2040">
                <text:p>2040</text:p>
              </table:table-cell>
              <table:table-cell office:value-type="float" office:value="62">
                <text:p>62</text:p>
              </table:table-cell>
              <table:table-cell office:value-type="float" office:value="2660">
                <text:p>26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1090">
                <text:p>1090</text:p>
              </table:table-cell>
              <table:table-cell office:value-type="float" office:value="62">
                <text:p>62</text:p>
              </table:table-cell>
              <table:table-cell office:value-type="float" office:value="2440">
                <text:p>2440</text:p>
              </table:table-cell>
              <table:table-cell office:value-type="float" office:value="61">
                <text:p>61</text:p>
              </table:table-cell>
              <table:table-cell office:value-type="float" office:value="2700">
                <text:p>2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1210">
                <text:p>1210</text:p>
              </table:table-cell>
              <table:table-cell office:value-type="float" office:value="61">
                <text:p>61</text:p>
              </table:table-cell>
              <table:table-cell office:value-type="float" office:value="2660">
                <text:p>2660</text:p>
              </table:table-cell>
              <table:table-cell office:value-type="float" office:value="60">
                <text:p>60</text:p>
              </table:table-cell>
              <table:table-cell office:value-type="float" office:value="2764.515928622">
                <text:p>2764.51592862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1260">
                <text:p>1260</text:p>
              </table:table-cell>
              <table:table-cell office:value-type="float" office:value="60">
                <text:p>60</text:p>
              </table:table-cell>
              <table:table-cell office:value-type="float" office:value="2860">
                <text:p>2860</text:p>
              </table:table-cell>
              <table:table-cell office:value-type="float" office:value="59">
                <text:p>59</text:p>
              </table:table-cell>
              <table:table-cell office:value-type="float" office:value="3075.50589907">
                <text:p>3075.5058990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1440">
                <text:p>1440</text:p>
              </table:table-cell>
              <table:table-cell office:value-type="float" office:value="59">
                <text:p>59</text:p>
              </table:table-cell>
              <table:table-cell office:value-type="float" office:value="3340">
                <text:p>3340</text:p>
              </table:table-cell>
              <table:table-cell office:value-type="float" office:value="58">
                <text:p>58</text:p>
              </table:table-cell>
              <table:table-cell office:value-type="float" office:value="3410.122123212">
                <text:p>3410.12212321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1640">
                <text:p>1640</text:p>
              </table:table-cell>
              <table:table-cell office:value-type="float" office:value="58">
                <text:p>58</text:p>
              </table:table-cell>
              <table:table-cell office:value-type="float" office:value="3640">
                <text:p>3640</text:p>
              </table:table-cell>
              <table:table-cell office:value-type="float" office:value="57">
                <text:p>57</text:p>
              </table:table-cell>
              <table:table-cell office:value-type="float" office:value="3733.859586272">
                <text:p>3733.85958627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1820">
                <text:p>1820</text:p>
              </table:table-cell>
              <table:table-cell office:value-type="float" office:value="57">
                <text:p>57</text:p>
              </table:table-cell>
              <table:table-cell office:value-type="float" office:value="3680">
                <text:p>3680</text:p>
              </table:table-cell>
              <table:table-cell office:value-type="float" office:value="56">
                <text:p>56</text:p>
              </table:table-cell>
              <table:table-cell office:value-type="float" office:value="3683.859586272">
                <text:p>3683.85958627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1860">
                <text:p>1860</text:p>
              </table:table-cell>
              <table:table-cell office:value-type="float" office:value="56">
                <text:p>56</text:p>
              </table:table-cell>
              <table:table-cell office:value-type="float" office:value="3950.5221029608">
                <text:p>3950.5221029608</text:p>
              </table:table-cell>
              <table:table-cell office:value-type="float" office:value="55">
                <text:p>55</text:p>
              </table:table-cell>
              <table:table-cell office:value-type="float" office:value="4149.465780862">
                <text:p>4149.46578086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333333333333">
                <text:p>55.8333333333333</text:p>
              </table:table-cell>
              <table:table-cell office:value-type="float" office:value="1840">
                <text:p>1840</text:p>
              </table:table-cell>
              <table:table-cell office:value-type="float" office:value="55">
                <text:p>55</text:p>
              </table:table-cell>
              <table:table-cell office:value-type="float" office:value="4043.2214428164">
                <text:p>4043.2214428164</text:p>
              </table:table-cell>
              <table:table-cell office:value-type="float" office:value="54">
                <text:p>54</text:p>
              </table:table-cell>
              <table:table-cell office:value-type="float" office:value="5141.356340084">
                <text:p>5141.35634008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2240">
                <text:p>2240</text:p>
              </table:table-cell>
              <table:table-cell office:value-type="float" office:value="54">
                <text:p>54</text:p>
              </table:table-cell>
              <table:table-cell office:value-type="float" office:value="4988.649327979">
                <text:p>4988.649327979</text:p>
              </table:table-cell>
              <table:table-cell office:value-type="float" office:value="53">
                <text:p>53</text:p>
              </table:table-cell>
              <table:table-cell office:value-type="float" office:value="6058.28613322">
                <text:p>6058.2861332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2340">
                <text:p>2340</text:p>
              </table:table-cell>
              <table:table-cell office:value-type="float" office:value="53">
                <text:p>53</text:p>
              </table:table-cell>
              <table:table-cell office:value-type="float" office:value="5515.391076174">
                <text:p>5515.391076174</text:p>
              </table:table-cell>
              <table:table-cell office:value-type="float" office:value="52">
                <text:p>52</text:p>
              </table:table-cell>
              <table:table-cell office:value-type="float" office:value="6353.013566728">
                <text:p>6353.01356672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2540">
                <text:p>2540</text:p>
              </table:table-cell>
              <table:table-cell office:value-type="float" office:value="52">
                <text:p>52</text:p>
              </table:table-cell>
              <table:table-cell office:value-type="float" office:value="6011.762348016">
                <text:p>6011.762348016</text:p>
              </table:table-cell>
              <table:table-cell office:value-type="float" office:value="51">
                <text:p>51</text:p>
              </table:table-cell>
              <table:table-cell office:value-type="float" office:value="5894.54867016">
                <text:p>5894.5486701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2760">
                <text:p>2760</text:p>
              </table:table-cell>
              <table:table-cell office:value-type="float" office:value="51">
                <text:p>51</text:p>
              </table:table-cell>
              <table:table-cell office:value-type="float" office:value="6345.749145128">
                <text:p>6345.749145128</text:p>
              </table:table-cell>
              <table:table-cell office:value-type="float" office:value="50">
                <text:p>50</text:p>
              </table:table-cell>
              <table:table-cell office:value-type="float" office:value="6844.225955908">
                <text:p>6844.22595590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280">
                <text:p>3280</text:p>
              </table:table-cell>
              <table:table-cell office:value-type="float" office:value="50">
                <text:p>50</text:p>
              </table:table-cell>
              <table:table-cell office:value-type="float" office:value="6178.755746572">
                <text:p>6178.755746572</text:p>
              </table:table-cell>
              <table:table-cell office:value-type="float" office:value="49">
                <text:p>49</text:p>
              </table:table-cell>
              <table:table-cell office:value-type="float" office:value="7564.670793372">
                <text:p>7564.67079337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3726.85578612">
                <text:p>3726.85578612</text:p>
              </table:table-cell>
              <table:table-cell office:value-type="float" office:value="49">
                <text:p>49</text:p>
              </table:table-cell>
              <table:table-cell office:value-type="float" office:value="7264.212837186">
                <text:p>7264.212837186</text:p>
              </table:table-cell>
              <table:table-cell office:value-type="float" office:value="48">
                <text:p>48</text:p>
              </table:table-cell>
              <table:table-cell office:value-type="float" office:value="7941.26695841">
                <text:p>7941.26695841</text:p>
              </table:table-cell>
              <table:table-cell office:value-type="float" office:value="3960.732939368">
                <text:p>3960.73293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3993.369918464">
                <text:p>3993.369918464</text:p>
              </table:table-cell>
              <table:table-cell office:value-type="float" office:value="48">
                <text:p>48</text:p>
              </table:table-cell>
              <table:table-cell office:value-type="float" office:value="9435.127018414">
                <text:p>9435.127018414</text:p>
              </table:table-cell>
              <table:table-cell office:value-type="float" office:value="47">
                <text:p>47</text:p>
              </table:table-cell>
              <table:table-cell office:value-type="float" office:value="7450.05456923">
                <text:p>7450.05456923</text:p>
              </table:table-cell>
              <table:table-cell office:value-type="float" office:value="4540.976934792">
                <text:p>4540.976934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3998.055703536">
                <text:p>3998.055703536</text:p>
              </table:table-cell>
              <table:table-cell office:value-type="float" office:value="47">
                <text:p>47</text:p>
              </table:table-cell>
              <table:table-cell office:value-type="float" office:value="8516.663326356">
                <text:p>8516.663326356</text:p>
              </table:table-cell>
              <table:table-cell office:value-type="float" office:value="46">
                <text:p>46</text:p>
              </table:table-cell>
              <table:table-cell office:value-type="float" office:value="7531.92330076">
                <text:p>7531.92330076</text:p>
              </table:table-cell>
              <table:table-cell office:value-type="float" office:value="5181.46492564">
                <text:p>5181.46492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4503.99834832">
                <text:p>4503.99834832</text:p>
              </table:table-cell>
              <table:table-cell office:value-type="float" office:value="46">
                <text:p>46</text:p>
              </table:table-cell>
              <table:table-cell office:value-type="float" office:value="8850.650123468">
                <text:p>8850.650123468</text:p>
              </table:table-cell>
              <table:table-cell office:value-type="float" office:value="45">
                <text:p>45</text:p>
              </table:table-cell>
              <table:table-cell office:value-type="float" office:value="8432.47934759">
                <text:p>8432.47934759</text:p>
              </table:table-cell>
              <table:table-cell office:value-type="float" office:value="5569.26991992">
                <text:p>5569.26991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5799.14070406">
                <text:p>5799.14070406</text:p>
              </table:table-cell>
              <table:table-cell office:value-type="float" office:value="45">
                <text:p>45</text:p>
              </table:table-cell>
              <table:table-cell office:value-type="float" office:value="9268.133619858">
                <text:p>9268.133619858</text:p>
              </table:table-cell>
              <table:table-cell office:value-type="float" office:value="44">
                <text:p>44</text:p>
              </table:table-cell>
              <table:table-cell office:value-type="float" office:value="9087.42919983">
                <text:p>9087.42919983</text:p>
              </table:table-cell>
              <table:table-cell office:value-type="float" office:value="6132.68490276">
                <text:p>6132.68490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6515.42603492">
                <text:p>6515.42603492</text:p>
              </table:table-cell>
              <table:table-cell office:value-type="float" office:value="44">
                <text:p>44</text:p>
              </table:table-cell>
              <table:table-cell office:value-type="float" office:value="11272.05440253">
                <text:p>11272.05440253</text:p>
              </table:table-cell>
              <table:table-cell office:value-type="float" office:value="43">
                <text:p>43</text:p>
              </table:table-cell>
              <table:table-cell office:value-type="float" office:value="8923.69173677">
                <text:p>8923.69173677</text:p>
              </table:table-cell>
              <table:table-cell office:value-type="float" office:value="6977.80737702">
                <text:p>6977.80737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43">
                <text:p>43</text:p>
              </table:table-cell>
              <table:table-cell office:value-type="float" office:value="10938.067605418">
                <text:p>10938.067605418</text:p>
              </table:table-cell>
              <table:table-cell office:value-type="float" office:value="42">
                <text:p>42</text:p>
              </table:table-cell>
              <table:table-cell office:value-type="float" office:value="7122.57964311">
                <text:p>7122.57964311</text:p>
              </table:table-cell>
              <table:table-cell office:value-type="float" office:value="8488.785741456">
                <text:p>8488.78574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6513.13802008">
                <text:p>6513.13802008</text:p>
              </table:table-cell>
              <table:table-cell office:value-type="float" office:value="42">
                <text:p>42</text:p>
              </table:table-cell>
              <table:table-cell office:value-type="float" office:value="9184.63692058">
                <text:p>9184.63692058</text:p>
              </table:table-cell>
              <table:table-cell office:value-type="float" office:value="41">
                <text:p>41</text:p>
              </table:table-cell>
              <table:table-cell office:value-type="float" office:value="7613.79203229">
                <text:p>7613.79203229</text:p>
              </table:table-cell>
              <table:table-cell office:value-type="float" office:value="7887.80975976">
                <text:p>7887.80975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41">
                <text:p>41</text:p>
              </table:table-cell>
              <table:table-cell office:value-type="float" office:value="9685.617116248">
                <text:p>9685.617116248</text:p>
              </table:table-cell>
              <table:table-cell office:value-type="float" office:value="40">
                <text:p>40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7361.955775776">
                <text:p>7361.955775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40">
                <text:p>40</text:p>
              </table:table-cell>
              <table:table-cell office:value-type="float" office:value="11021.564304696">
                <text:p>11021.564304696</text:p>
              </table:table-cell>
              <table:table-cell office:value-type="float" office:value="39">
                <text:p>39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8188.297750608">
                <text:p>8188.297750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7386.85165692">
                <text:p>7386.85165692</text:p>
              </table:table-cell>
              <table:table-cell office:value-type="float" office:value="39">
                <text:p>39</text:p>
              </table:table-cell>
              <table:table-cell office:value-type="float" office:value="9936.107214082">
                <text:p>9936.107214082</text:p>
              </table:table-cell>
              <table:table-cell office:value-type="float" office:value="38">
                <text:p>38</text:p>
              </table:table-cell>
              <table:table-cell office:value-type="float" office:value="6631.36725393">
                <text:p>6631.36725393</text:p>
              </table:table-cell>
              <table:table-cell office:value-type="float" office:value="7099.028783784">
                <text:p>7099.028783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38">
                <text:p>38</text:p>
              </table:table-cell>
              <table:table-cell office:value-type="float" office:value="9852.610514804">
                <text:p>9852.610514804</text:p>
              </table:table-cell>
              <table:table-cell office:value-type="float" office:value="37">
                <text:p>37</text:p>
              </table:table-cell>
              <table:table-cell office:value-type="float" office:value="5648.94247557">
                <text:p>5648.94247557</text:p>
              </table:table-cell>
              <table:table-cell office:value-type="float" office:value="6610.735798656">
                <text:p>6610.735798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5559.9958708">
                <text:p>5559.9958708</text:p>
              </table:table-cell>
              <table:table-cell office:value-type="float" office:value="37">
                <text:p>37</text:p>
              </table:table-cell>
              <table:table-cell office:value-type="float" office:value="8015.683130688">
                <text:p>8015.683130688</text:p>
              </table:table-cell>
              <table:table-cell office:value-type="float" office:value="36">
                <text:p>36</text:p>
              </table:table-cell>
              <table:table-cell office:value-type="float" office:value="7204.44837464">
                <text:p>7204.44837464</text:p>
              </table:table-cell>
              <table:table-cell office:value-type="float" office:value="5183.417842128">
                <text:p>5183.417842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6592.56653252">
                <text:p>6592.56653252</text:p>
              </table:table-cell>
              <table:table-cell office:value-type="float" office:value="36">
                <text:p>36</text:p>
              </table:table-cell>
              <table:table-cell office:value-type="float" office:value="9518.623717692">
                <text:p>9518.623717692</text:p>
              </table:table-cell>
              <table:table-cell office:value-type="float" office:value="35">
                <text:p>35</text:p>
              </table:table-cell>
              <table:table-cell office:value-type="float" office:value="7286.31710617">
                <text:p>7286.31710617</text:p>
              </table:table-cell>
              <table:table-cell office:value-type="float" office:value="6310.247807808">
                <text:p>6310.247807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35">
                <text:p>35</text:p>
              </table:table-cell>
              <table:table-cell office:value-type="float" office:value="10186.597311916">
                <text:p>10186.59731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1.347455134">
                <text:p>9681.347455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6354.2809952">
                <text:p>6354.2809952</text:p>
              </table:table-cell>
              <table:table-cell office:value-type="float" office:value="34">
                <text:p>34</text:p>
              </table:table-cell>
              <table:table-cell office:value-type="float" office:value="8099.179829966">
                <text:p>8099.1798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8.29727406">
                <text:p>7418.29727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5639.42438324">
                <text:p>5639.4243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0.97979408">
                <text:p>6760.97979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8419.42231864">
                <text:p>8419.4223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5.37218826">
                <text:p>10235.37218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7466.28016936">
                <text:p>7466.2801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1.95720542">
                <text:p>9671.95720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5877.70992056">
                <text:p>5877.7099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3.1747998">
                <text:p>6573.1747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8.785741456">
                <text:p>8488.785741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5" chart:maximum="70" chart:reverse-direction="false" text:line-break="false" chart:link-data-style-to-source="true" chart:axis-position="0"/>
      <style:graphic-properties svg:stroke-width="0.051cm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51cm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named-symbol" chart:symbol-name="hourglass" chart:symbol-width="0.15cm" chart:symbol-height="0.15cm" chart:link-data-style-to-source="true"/>
      <style:graphic-properties svg:stroke-width="0.051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15cm" chart:symbol-height="0.15cm" chart:link-data-style-to-source="true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15cm" chart:symbol-height="0.15cm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CB70429D.svm" xlink:type="simple" xlink:actuate="onLoad"/>
      </style:chart-properties>
      <style:graphic-properties draw:stroke-dash="Fine_20_Dashed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dash" draw:stroke-dash="Fine_20_Dashed" svg:stroke-width="0.051cm" svg:stroke-color="#000000" draw:marker-start-width="0.355cm" draw:marker-end-width="0.35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31.189cm" svg:height="21.719cm" xlink:href=".." xlink:type="simple" chart:class="chart:scatter" chart:style-name="ch1">
        <chart:plot-area chart:style-name="ch2" table:cell-range-address="Sheet1.Y5:Sheet1.Y35 Sheet1.AA5:Sheet1.AA35 Sheet1.V10:Sheet1.V38 Sheet1.X10:Sheet1.X38 Sheet1.D49:Sheet1.D78" svg:x="1.712cm" svg:y="0.586cm" svg:width="28.991cm" svg:height="19.56cm">
          <chartooo:coordinate-region svg:x="3.324cm" svg:y="0.875cm" svg:width="27.045cm" svg:height="18.326cm"/>
          <chart:axis chart:dimension="x" chart:name="primary-x" chart:style-name="ch3">
            <chart:title svg:x="13.844cm" svg:y="20.229cm" chart:style-name="ch4">
              <text:p>Incident angle [degree]</text:p>
            </chart:title>
            <chart:grid chart:style-name="ch5" chart:class="major"/>
          </chart:axis>
          <chart:axis chart:dimension="y" chart:name="primary-y" chart:style-name="ch6">
            <chart:title svg:x="0.251cm" svg:y="13.326cm" chart:style-name="ch7">
              <text:p>Peak voltage [mV]</text:p>
            </chart:title>
            <chart:grid chart:style-name="ch5" chart:class="major"/>
          </chart:axis>
          <chart:series chart:style-name="ch8" chart:values-cell-range-address="Sheet1.AA5:Sheet1.AA35" chart:class="chart:scatter">
            <chart:domain table:cell-range-address="Sheet1.Y5:Sheet1.Y35"/>
            <chart:data-point chart:repeated="31"/>
          </chart:series>
          <chart:series chart:style-name="ch9" chart:values-cell-range-address="Sheet1.V10:Sheet1.V38" chart:class="chart:scatter">
            <chart:domain table:cell-range-address="Sheet1.T10:Sheet1.T38"/>
            <chart:data-point chart:repeated="29"/>
          </chart:series>
          <chart:series chart:style-name="ch10" chart:values-cell-range-address="Sheet1.X10:Sheet1.X38" chart:class="chart:scatter">
            <chart:domain table:cell-range-address="Sheet1.T10:Sheet1.T38"/>
            <chart:data-point chart:repeated="29"/>
          </chart:series>
          <chart:series chart:style-name="ch11" chart:values-cell-range-address="Sheet1.D49:Sheet1.D78" chart:class="chart:scatter">
            <chart:domain table:cell-range-address="Sheet1.B49:Sheet1.B78"/>
            <chart:data-point chart:repeated="30"/>
          </chart:series>
          <chart:wall chart:style-name="ch12"/>
          <chart:floor chart:style-name="ch13"/>
        </chart:plot-area>
        <draw:line draw:style-name="gr1" draw:text-style-name="P1" svg:x1="15.3cm" svg:y1="19.199cm" svg:x2="15.3cm" svg:y2="0.9cm">
          <text:p/>
        </draw:line>
        <draw:line draw:style-name="gr1" draw:text-style-name="P1" svg:x1="27.4cm" svg:y1="19.199cm" svg:x2="27.4cm" svg:y2="0.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>Column AA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  <table:table-cell office:value-type="string">
                <text:p>Column T</text:p>
              </table:table-cell>
              <table:table-cell office:value-type="string">
                <text:p>Column X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Sheet1.Y5:Sheet1.Y35</svg:desc>
                </draw:g>
              </table:table-cell>
              <table:table-cell office:value-type="float" office:value="1449.11010081473">
                <text:p>1449.11010081473</text:p>
                <draw:g>
                  <svg:desc>Sheet1.AA5:Sheet1.AA35</svg:desc>
                </draw:g>
              </table:table-cell>
              <table:table-cell office:value-type="float" office:value="63">
                <text:p>63</text:p>
                <draw:g>
                  <svg:desc>Sheet1.T10:Sheet1.T38</svg:desc>
                </draw:g>
              </table:table-cell>
              <table:table-cell office:value-type="float" office:value="504">
                <text:p>504</text:p>
                <draw:g>
                  <svg:desc>Sheet1.V10:Sheet1.V38</svg:desc>
                </draw:g>
              </table:table-cell>
              <table:table-cell office:value-type="float" office:value="63">
                <text:p>63</text:p>
                <draw:g>
                  <svg:desc>Sheet1.T10:Sheet1.T38</svg:desc>
                </draw:g>
              </table:table-cell>
              <table:table-cell office:value-type="float" office:value="488">
                <text:p>488</text:p>
                <draw:g>
                  <svg:desc>Sheet1.X10:Sheet1.X38</svg:desc>
                </draw:g>
              </table:table-cell>
              <table:table-cell office:value-type="float" office:value="50">
                <text:p>50</text:p>
                <draw:g>
                  <svg:desc>Sheet1.B49:Sheet1.B78</svg:desc>
                </draw:g>
              </table:table-cell>
              <table:table-cell office:value-type="float" office:value="7216">
                <text:p>7216</text:p>
                <draw:g>
                  <svg:desc>Sheet1.D49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1496.88296128115">
                <text:p>1496.88296128115</text:p>
              </table:table-cell>
              <table:table-cell office:value-type="float" office:value="62">
                <text:p>62</text:p>
              </table:table-cell>
              <table:table-cell office:value-type="float" office:value="696">
                <text:p>696</text:p>
              </table:table-cell>
              <table:table-cell office:value-type="float" office:value="62">
                <text:p>62</text:p>
              </table:table-cell>
              <table:table-cell office:value-type="float" office:value="592">
                <text:p>592</text:p>
              </table:table-cell>
              <table:table-cell office:value-type="float" office:value="49.5">
                <text:p>49.5</text:p>
              </table:table-cell>
              <table:table-cell office:value-type="float" office:value="7216">
                <text:p>7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61">
                <text:p>61</text:p>
              </table:table-cell>
              <table:table-cell office:value-type="float" office:value="824">
                <text:p>824</text:p>
              </table:table-cell>
              <table:table-cell office:value-type="float" office:value="61">
                <text:p>61</text:p>
              </table:table-cell>
              <table:table-cell office:value-type="float" office:value="704">
                <text:p>704</text:p>
              </table:table-cell>
              <table:table-cell office:value-type="float" office:value="49">
                <text:p>49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640.20154268041">
                <text:p>1640.20154268041</text:p>
              </table:table-cell>
              <table:table-cell office:value-type="float" office:value="60">
                <text:p>60</text:p>
              </table:table-cell>
              <table:table-cell office:value-type="float" office:value="11.2">
                <text:p>11.2</text:p>
              </table:table-cell>
              <table:table-cell office:value-type="float" office:value="60">
                <text:p>60</text:p>
              </table:table-cell>
              <table:table-cell office:value-type="float" office:value="896">
                <text:p>896</text:p>
              </table:table-cell>
              <table:table-cell office:value-type="float" office:value="48.5">
                <text:p>48.5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309.02158921028">
                <text:p>2309.02158921028</text:p>
              </table:table-cell>
              <table:table-cell office:value-type="float" office:value="59">
                <text:p>59</text:p>
              </table:table-cell>
              <table:table-cell office:value-type="float" office:value="968">
                <text:p>968</text:p>
              </table:table-cell>
              <table:table-cell office:value-type="float" office:value="59">
                <text:p>59</text:p>
              </table:table-cell>
              <table:table-cell office:value-type="float" office:value="960">
                <text:p>960</text:p>
              </table:table-cell>
              <table:table-cell office:value-type="float" office:value="48">
                <text:p>48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2261.24872874386">
                <text:p>2261.24872874386</text:p>
              </table:table-cell>
              <table:table-cell office:value-type="float" office:value="58">
                <text:p>58</text:p>
              </table:table-cell>
              <table:table-cell office:value-type="float" office:value="1120">
                <text:p>1120</text:p>
              </table:table-cell>
              <table:table-cell office:value-type="float" office:value="58">
                <text:p>58</text:p>
              </table:table-cell>
              <table:table-cell office:value-type="float" office:value="1184">
                <text:p>1184</text:p>
              </table:table-cell>
              <table:table-cell office:value-type="float" office:value="47.5">
                <text:p>47.5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2547.88589154238">
                <text:p>2547.88589154238</text:p>
              </table:table-cell>
              <table:table-cell office:value-type="float" office:value="57">
                <text:p>57</text:p>
              </table:table-cell>
              <table:table-cell office:value-type="float" office:value="1224">
                <text:p>1224</text:p>
              </table:table-cell>
              <table:table-cell office:value-type="float" office:value="57">
                <text:p>57</text:p>
              </table:table-cell>
              <table:table-cell office:value-type="float" office:value="1216">
                <text:p>1216</text:p>
              </table:table-cell>
              <table:table-cell office:value-type="float" office:value="47">
                <text:p>47</text:p>
              </table:table-cell>
              <table:table-cell office:value-type="float" office:value="7544">
                <text:p>7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200.78165125012">
                <text:p>3200.78165125012</text:p>
              </table:table-cell>
              <table:table-cell office:value-type="float" office:value="56">
                <text:p>56</text:p>
              </table:table-cell>
              <table:table-cell office:value-type="float" office:value="1304">
                <text:p>1304</text:p>
              </table:table-cell>
              <table:table-cell office:value-type="float" office:value="56">
                <text:p>56</text:p>
              </table:table-cell>
              <table:table-cell office:value-type="float" office:value="1424">
                <text:p>1424</text:p>
              </table:table-cell>
              <table:table-cell office:value-type="float" office:value="46.5">
                <text:p>46.5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296.32737218296">
                <text:p>3296.32737218296</text:p>
              </table:table-cell>
              <table:table-cell office:value-type="float" office:value="55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55">
                <text:p>55</text:p>
              </table:table-cell>
              <table:table-cell office:value-type="float" office:value="1616">
                <text:p>1616</text:p>
              </table:table-cell>
              <table:table-cell office:value-type="float" office:value="46">
                <text:p>46</text:p>
              </table:table-cell>
              <table:table-cell office:value-type="float" office:value="7134">
                <text:p>7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439.64595358222">
                <text:p>3439.64595358222</text:p>
              </table:table-cell>
              <table:table-cell office:value-type="float" office:value="54">
                <text:p>54</text:p>
              </table:table-cell>
              <table:table-cell office:value-type="float" office:value="1888">
                <text:p>1888</text:p>
              </table:table-cell>
              <table:table-cell office:value-type="float" office:value="54">
                <text:p>54</text:p>
              </table:table-cell>
              <table:table-cell office:value-type="float" office:value="1728">
                <text:p>1728</text:p>
              </table:table-cell>
              <table:table-cell office:value-type="float" office:value="45.5">
                <text:p>45.5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4418.98959314382">
                <text:p>4418.98959314382</text:p>
              </table:table-cell>
              <table:table-cell office:value-type="float" office:value="53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53">
                <text:p>53</text:p>
              </table:table-cell>
              <table:table-cell office:value-type="float" office:value="1920">
                <text:p>1920</text:p>
              </table:table-cell>
              <table:table-cell office:value-type="float" office:value="45">
                <text:p>45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334.63608541686">
                <text:p>5334.63608541686</text:p>
              </table:table-cell>
              <table:table-cell office:value-type="float" office:value="52">
                <text:p>52</text:p>
              </table:table-cell>
              <table:table-cell office:value-type="float" office:value="2480">
                <text:p>2480</text:p>
              </table:table-cell>
              <table:table-cell office:value-type="float" office:value="52">
                <text:p>52</text:p>
              </table:table-cell>
              <table:table-cell office:value-type="float" office:value="2272">
                <text:p>2272</text:p>
              </table:table-cell>
              <table:table-cell office:value-type="float" office:value="44.5">
                <text:p>44.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16.15034897407">
                <text:p>5016.15034897407</text:p>
              </table:table-cell>
              <table:table-cell office:value-type="float" office:value="51">
                <text:p>51</text:p>
              </table:table-cell>
              <table:table-cell office:value-type="float" office:value="2608">
                <text:p>2608</text:p>
              </table:table-cell>
              <table:table-cell office:value-type="float" office:value="51">
                <text:p>51</text:p>
              </table:table-cell>
              <table:table-cell office:value-type="float" office:value="2272">
                <text:p>2272</text:p>
              </table:table-cell>
              <table:table-cell office:value-type="float" office:value="44">
                <text:p>44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93.87895363826">
                <text:p>5493.87895363826</text:p>
              </table:table-cell>
              <table:table-cell office:value-type="float" office:value="50">
                <text:p>50</text:p>
              </table:table-cell>
              <table:table-cell office:value-type="float" office:value="2624">
                <text:p>2624</text:p>
              </table:table-cell>
              <table:table-cell office:value-type="float" office:value="50">
                <text:p>50</text:p>
              </table:table-cell>
              <table:table-cell office:value-type="float" office:value="2944">
                <text:p>2944</text:p>
              </table:table-cell>
              <table:table-cell office:value-type="float" office:value="43.5">
                <text:p>43.5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9315.70779095184">
                <text:p>9315.70779095184</text:p>
              </table:table-cell>
              <table:table-cell office:value-type="float" office:value="49">
                <text:p>49</text:p>
              </table:table-cell>
              <table:table-cell office:value-type="float" office:value="2944">
                <text:p>2944</text:p>
              </table:table-cell>
              <table:table-cell office:value-type="float" office:value="49">
                <text:p>49</text:p>
              </table:table-cell>
              <table:table-cell office:value-type="float" office:value="2944">
                <text:p>2944</text:p>
              </table:table-cell>
              <table:table-cell office:value-type="float" office:value="43">
                <text:p>43</text:p>
              </table:table-cell>
              <table:table-cell office:value-type="float" office:value="9676">
                <text:p>9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8280.62914751274">
                <text:p>8280.62914751274</text:p>
              </table:table-cell>
              <table:table-cell office:value-type="float" office:value="48">
                <text:p>48</text:p>
              </table:table-cell>
              <table:table-cell office:value-type="float" office:value="3520">
                <text:p>3520</text:p>
              </table:table-cell>
              <table:table-cell office:value-type="float" office:value="48">
                <text:p>48</text:p>
              </table:table-cell>
              <table:table-cell office:value-type="float" office:value="3520">
                <text:p>3520</text:p>
              </table:table-cell>
              <table:table-cell office:value-type="float" office:value="42.5">
                <text:p>42.5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8917.60062039834">
                <text:p>8917.60062039834</text:p>
              </table:table-cell>
              <table:table-cell office:value-type="float" office:value="47">
                <text:p>47</text:p>
              </table:table-cell>
              <table:table-cell office:value-type="float" office:value="3456">
                <text:p>3456</text:p>
              </table:table-cell>
              <table:table-cell office:value-type="float" office:value="47">
                <text:p>47</text:p>
              </table:table-cell>
              <table:table-cell office:value-type="float" office:value="4960">
                <text:p>4960</text:p>
              </table:table-cell>
              <table:table-cell office:value-type="float" office:value="42">
                <text:p>42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6528.95759707736">
                <text:p>6528.95759707736</text:p>
              </table:table-cell>
              <table:table-cell office:value-type="float" office:value="46">
                <text:p>46</text:p>
              </table:table-cell>
              <table:table-cell office:value-type="float" office:value="4064">
                <text:p>4064</text:p>
              </table:table-cell>
              <table:table-cell office:value-type="float" office:value="46">
                <text:p>46</text:p>
              </table:table-cell>
              <table:table-cell office:value-type="float" office:value="4128">
                <text:p>4128</text:p>
              </table:table-cell>
              <table:table-cell office:value-type="float" office:value="41.5">
                <text:p>41.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2819.0508918226">
                <text:p>12819.0508918226</text:p>
              </table:table-cell>
              <table:table-cell office:value-type="float" office:value="45">
                <text:p>45</text:p>
              </table:table-cell>
              <table:table-cell office:value-type="float" office:value="4704">
                <text:p>4704</text:p>
              </table:table-cell>
              <table:table-cell office:value-type="float" office:value="45">
                <text:p>45</text:p>
              </table:table-cell>
              <table:table-cell office:value-type="float" office:value="4832">
                <text:p>4832</text:p>
              </table:table-cell>
              <table:table-cell office:value-type="float" office:value="41">
                <text:p>41</text:p>
              </table:table-cell>
              <table:table-cell office:value-type="float" office:value="8446">
                <text:p>8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17317.6619190771">
                <text:p>17317.6619190771</text:p>
              </table:table-cell>
              <table:table-cell office:value-type="float" office:value="44">
                <text:p>44</text:p>
              </table:table-cell>
              <table:table-cell office:value-type="float" office:value="4608">
                <text:p>4608</text:p>
              </table:table-cell>
              <table:table-cell office:value-type="float" office:value="44">
                <text:p>44</text:p>
              </table:table-cell>
              <table:table-cell office:value-type="float" office:value="6160">
                <text:p>6160</text:p>
              </table:table-cell>
              <table:table-cell office:value-type="float" office:value="40.5">
                <text:p>40.5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20383.0871323391">
                <text:p>20383.0871323391</text:p>
              </table:table-cell>
              <table:table-cell office:value-type="float" office:value="43">
                <text:p>43</text:p>
              </table:table-cell>
              <table:table-cell office:value-type="float" office:value="5184">
                <text:p>5184</text:p>
              </table:table-cell>
              <table:table-cell office:value-type="float" office:value="43">
                <text:p>43</text:p>
              </table:table-cell>
              <table:table-cell office:value-type="float" office:value="6496">
                <text:p>6496</text:p>
              </table:table-cell>
              <table:table-cell office:value-type="float" office:value="40">
                <text:p>40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87.7579072765">
                <text:p>10987.7579072765</text:p>
              </table:table-cell>
              <table:table-cell office:value-type="float" office:value="42">
                <text:p>42</text:p>
              </table:table-cell>
              <table:table-cell office:value-type="float" office:value="5184">
                <text:p>5184</text:p>
              </table:table-cell>
              <table:table-cell office:value-type="float" office:value="42">
                <text:p>42</text:p>
              </table:table-cell>
              <table:table-cell office:value-type="float" office:value="6688">
                <text:p>6688</text:p>
              </table:table-cell>
              <table:table-cell office:value-type="float" office:value="39.5">
                <text:p>39.5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4331.8581399259">
                <text:p>14331.8581399259</text:p>
              </table:table-cell>
              <table:table-cell office:value-type="float" office:value="41">
                <text:p>41</text:p>
              </table:table-cell>
              <table:table-cell office:value-type="float" office:value="6688">
                <text:p>6688</text:p>
              </table:table-cell>
              <table:table-cell office:value-type="float" office:value="41">
                <text:p>41</text:p>
              </table:table-cell>
              <table:table-cell office:value-type="float" office:value="7360">
                <text:p>7360</text:p>
              </table:table-cell>
              <table:table-cell office:value-type="float" office:value="39">
                <text:p>39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24921.5088766489">
                <text:p>24921.5088766489</text:p>
              </table:table-cell>
              <table:table-cell office:value-type="float" office:value="40">
                <text:p>40</text:p>
              </table:table-cell>
              <table:table-cell office:value-type="float" office:value="7488">
                <text:p>7488</text:p>
              </table:table-cell>
              <table:table-cell office:value-type="float" office:value="40">
                <text:p>40</text:p>
              </table:table-cell>
              <table:table-cell office:value-type="float" office:value="7200">
                <text:p>7200</text:p>
              </table:table-cell>
              <table:table-cell office:value-type="float" office:value="38.5">
                <text:p>38.5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23567.944496767">
                <text:p>23567.944496767</text:p>
              </table:table-cell>
              <table:table-cell office:value-type="float" office:value="39">
                <text:p>39</text:p>
              </table:table-cell>
              <table:table-cell office:value-type="float" office:value="7520">
                <text:p>7520</text:p>
              </table:table-cell>
              <table:table-cell office:value-type="float" office:value="39">
                <text:p>39</text:p>
              </table:table-cell>
              <table:table-cell office:value-type="float" office:value="8320">
                <text:p>8320</text:p>
              </table:table-cell>
              <table:table-cell office:value-type="float" office:value="38">
                <text:p>38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5001.1303107596">
                <text:p>25001.1303107596</text:p>
              </table:table-cell>
              <table:table-cell office:value-type="float" office:value="38">
                <text:p>38</text:p>
              </table:table-cell>
              <table:table-cell office:value-type="float" office:value="7120">
                <text:p>7120</text:p>
              </table:table-cell>
              <table:table-cell office:value-type="float" office:value="38">
                <text:p>38</text:p>
              </table:table-cell>
              <table:table-cell office:value-type="float" office:value="9920">
                <text:p>9920</text:p>
              </table:table-cell>
              <table:table-cell office:value-type="float" office:value="37.5">
                <text:p>37.5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1816.2729463317">
                <text:p>21816.2729463317</text:p>
              </table:table-cell>
              <table:table-cell office:value-type="float" office:value="37">
                <text:p>37</text:p>
              </table:table-cell>
              <table:table-cell office:value-type="float" office:value="9600">
                <text:p>9600</text:p>
              </table:table-cell>
              <table:table-cell office:value-type="float" office:value="37">
                <text:p>37</text:p>
              </table:table-cell>
              <table:table-cell office:value-type="float" office:value="9840">
                <text:p>9840</text:p>
              </table:table-cell>
              <table:table-cell office:value-type="float" office:value="37">
                <text:p>37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23090.2158921028">
                <text:p>23090.2158921028</text:p>
              </table:table-cell>
              <table:table-cell office:value-type="float" office:value="36">
                <text:p>36</text:p>
              </table:table-cell>
              <table:table-cell office:value-type="float" office:value="10000">
                <text:p>10000</text:p>
              </table:table-cell>
              <table:table-cell office:value-type="float" office:value="36">
                <text:p>36</text:p>
              </table:table-cell>
              <table:table-cell office:value-type="float" office:value="10320">
                <text:p>10320</text:p>
              </table:table-cell>
              <table:table-cell office:value-type="float" office:value="36.5">
                <text:p>36.5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7708.2590705234">
                <text:p>27708.2590705234</text:p>
              </table:table-cell>
              <table:table-cell office:value-type="float" office:value="35">
                <text:p>35</text:p>
              </table:table-cell>
              <table:table-cell office:value-type="float" office:value="10480">
                <text:p>10480</text:p>
              </table:table-cell>
              <table:table-cell office:value-type="float" office:value="35">
                <text:p>35</text:p>
              </table:table-cell>
              <table:table-cell office:value-type="float" office:value="10800">
                <text:p>10800</text:p>
              </table:table-cell>
              <table:table-cell office:value-type="float" office:value="36">
                <text:p>36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6593.5589929736">
                <text:p>26593.558992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">
                <text:p>35.5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25319.6160472024">
                <text:p>25319.616047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